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Noto_Sans_Symbols_1.ttf" manifest:media-type="application/x-font-ttf"/>
  <manifest:file-entry manifest:full-path="Fonts/Font_Noto_Sans_Symbols_2.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Title" style:master-page-name="Standard">
      <style:paragraph-properties fo:margin-top="0cm" fo:margin-bottom="0.353cm" style:contextual-spacing="false" fo:line-height="108%" fo:text-align="left" style:justify-single-word="false" style:page-number="1" fo:keep-with-next="always"/>
      <style:text-properties fo:color="#1f4e79" loext:opacity="100%" style:font-name="Aptos Display" fo:font-size="22pt" fo:font-style="normal" fo:font-weight="bold" style:font-name-asian="Aptos Display1" style:font-size-asian="22pt" style:font-style-asian="normal" style:font-weight-asian="bold"/>
    </style:style>
    <style:style style:name="P2"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14pt" fo:font-style="normal" fo:font-weight="bold" style:font-name-asian="Aptos1" style:font-size-asian="14pt" style:font-style-asian="normal" style:font-weight-asian="bold"/>
    </style:style>
    <style:style style:name="P3" style:family="paragraph" style:parent-style-name="normal">
      <style:paragraph-properties fo:margin-left="0.635cm" fo:margin-top="0cm" fo:margin-bottom="0.141cm" style:contextual-spacing="false" fo:line-height="112%" fo:text-indent="0cm" style:auto-text-indent="false"/>
    </style:style>
    <style:style style:name="P4"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style>
    <style:style style:name="P5" style:family="paragraph" style:parent-style-name="normal">
      <style:paragraph-properties fo:margin-left="0cm" fo:margin-top="0cm" fo:margin-bottom="0.176cm" style:contextual-spacing="false" fo:line-height="112%" fo:text-indent="0cm" style:auto-text-indent="false"/>
    </style:style>
    <style:style style:name="P6" style:family="paragraph" style:parent-style-name="normal">
      <style:paragraph-properties fo:margin-top="0cm" fo:margin-bottom="0.141cm" style:contextual-spacing="false" fo:line-height="112%"/>
      <style:text-properties fo:font-style="italic" style:font-style-asian="italic" style:font-style-complex="italic"/>
    </style:style>
    <style:style style:name="P7"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bold" officeooo:rsid="00145035" officeooo:paragraph-rsid="00145035" style:font-name-asian="Calibri1" style:font-size-asian="10.5pt" style:font-weight-asian="bold" style:font-name-complex="Calibri1" style:font-size-complex="10.5pt" style:font-weight-complex="bold"/>
    </style:style>
    <style:style style:name="P8"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rsid="00145035" officeooo:paragraph-rsid="00145035" style:font-name-asian="Calibri1" style:font-size-asian="10.5pt" style:font-weight-asian="normal" style:font-name-complex="Calibri1" style:font-size-complex="10.5pt" style:font-weight-complex="normal"/>
    </style:style>
    <style:style style:name="P9" style:family="paragraph" style:parent-style-name="normal">
      <style:paragraph-properties fo:margin-left="0cm" fo:margin-top="0cm" fo:margin-bottom="0.176cm" style:contextual-spacing="false" fo:line-height="112%" fo:text-indent="0cm" style:auto-text-indent="false"/>
      <style:text-properties officeooo:paragraph-rsid="00160648"/>
    </style:style>
    <style:style style:name="P10" style:family="paragraph" style:parent-style-name="normal">
      <style:paragraph-properties fo:margin-left="0cm" fo:margin-top="0cm" fo:margin-bottom="0.176cm" style:contextual-spacing="false" fo:line-height="112%" fo:text-indent="0cm" style:auto-text-indent="false"/>
      <style:text-properties fo:font-weight="bold" officeooo:paragraph-rsid="0050c6ef" style:font-weight-asian="bold" style:font-weight-complex="bold"/>
    </style:style>
    <style:style style:name="P11"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2" style:family="paragraph" style:parent-style-name="normal">
      <style:paragraph-properties fo:margin-left="1.27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3" style:family="paragraph" style:parent-style-name="normal">
      <style:paragraph-properties fo:margin-left="0cm" fo:margin-top="0cm" fo:margin-bottom="0.176cm" style:contextual-spacing="false" fo:line-height="112%" fo:text-indent="0cm" style:auto-text-indent="false"/>
      <style:text-properties officeooo:paragraph-rsid="003c959c"/>
    </style:style>
    <style:style style:name="P14" style:family="paragraph" style:parent-style-name="normal">
      <style:paragraph-properties fo:margin-left="0cm" fo:margin-top="0cm" fo:margin-bottom="0.176cm" style:contextual-spacing="false" fo:line-height="112%" fo:text-indent="0cm" style:auto-text-indent="false"/>
      <style:text-properties officeooo:paragraph-rsid="001be163"/>
    </style:style>
    <style:style style:name="P15" style:family="paragraph" style:parent-style-name="normal">
      <style:paragraph-properties fo:margin-left="0cm" fo:margin-top="0cm" fo:margin-bottom="0.176cm" style:contextual-spacing="false" fo:line-height="112%" fo:text-indent="0cm" style:auto-text-indent="false"/>
      <style:text-properties fo:font-weight="normal" officeooo:paragraph-rsid="001be163" style:font-weight-asian="normal"/>
    </style:style>
    <style:style style:name="P16" style:family="paragraph" style:parent-style-name="normal">
      <style:paragraph-properties fo:margin-top="0.212cm" fo:margin-bottom="0.176cm" style:contextual-spacing="false" fo:line-height="112%" fo:keep-with-next="always"/>
      <style:text-properties fo:font-weight="bold" officeooo:rsid="00412121" officeooo:paragraph-rsid="00412121" style:font-weight-asian="bold"/>
    </style:style>
    <style:style style:name="P17" style:family="paragraph" style:parent-style-name="normal">
      <style:paragraph-properties fo:margin-top="0.212cm" fo:margin-bottom="0.176cm" style:contextual-spacing="false" fo:line-height="112%"/>
      <style:text-properties fo:font-weight="normal" officeooo:rsid="00412121" officeooo:paragraph-rsid="00412121" style:font-weight-asian="normal" style:font-weight-complex="normal"/>
    </style:style>
    <style:style style:name="P18" style:family="paragraph" style:parent-style-name="normal">
      <style:paragraph-properties fo:margin-top="0.212cm" fo:margin-bottom="0.176cm" style:contextual-spacing="false" fo:line-height="112%"/>
      <style:text-properties officeooo:paragraph-rsid="00412121"/>
    </style:style>
    <style:style style:name="P19" style:family="paragraph" style:parent-style-name="normal">
      <style:paragraph-properties fo:margin-top="0.212cm" fo:margin-bottom="0.176cm" style:contextual-spacing="false" fo:line-height="112%" fo:keep-with-next="always"/>
    </style:style>
    <style:style style:name="P20" style:family="paragraph" style:parent-style-name="normal">
      <style:paragraph-properties fo:margin-top="0.212cm" fo:margin-bottom="0.176cm" style:contextual-spacing="false" fo:line-height="112%"/>
    </style:style>
    <style:style style:name="P21" style:family="paragraph" style:parent-style-name="normal">
      <style:paragraph-properties fo:margin-top="0.212cm" fo:margin-bottom="0.176cm" style:contextual-spacing="false" fo:line-height="112%"/>
      <style:text-properties fo:font-weight="normal" style:font-weight-asian="normal"/>
    </style:style>
    <style:style style:name="P22" style:family="paragraph" style:parent-style-name="Heading_20_2">
      <style:paragraph-properties fo:margin-left="0cm" fo:margin-top="0.353cm" fo:margin-bottom="0.141cm" style:contextual-spacing="false" fo:line-height="108%" fo:text-align="left" style:justify-single-word="false" fo:keep-together="auto" fo:text-indent="0cm" style:auto-text-indent="false" fo:keep-with-next="always"/>
      <style:text-properties fo:color="#2f5496" loext:opacity="100%" style:font-name="Aptos" fo:font-size="20pt" fo:font-style="normal" fo:font-weight="bold" style:font-name-asian="Aptos1" style:font-size-asian="20pt" style:font-style-asian="normal" style:font-weight-asian="bold" style:font-size-complex="20pt"/>
    </style:style>
    <style:style style:name="P23"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P24" style:family="paragraph" style:parent-style-name="normal">
      <style:paragraph-properties fo:margin-top="0cm" fo:margin-bottom="0.141cm" style:contextual-spacing="false" fo:line-height="112%"/>
    </style:style>
    <style:style style:name="P25" style:family="paragraph" style:parent-style-name="normal" style:list-style-name="WWNum37">
      <style:paragraph-properties fo:margin-left="0.762cm" fo:margin-top="0cm" fo:margin-bottom="0.141cm" style:contextual-spacing="false" fo:line-height="112%" fo:text-indent="0cm" style:auto-text-indent="false"/>
    </style:style>
    <style:style style:name="P26" style:family="paragraph" style:parent-style-name="normal" style:list-style-name="WWNum24">
      <style:paragraph-properties fo:margin-left="0.762cm" fo:margin-top="0cm" fo:margin-bottom="0.141cm" style:contextual-spacing="false" fo:line-height="112%" fo:text-indent="0cm" style:auto-text-indent="false"/>
    </style:style>
    <style:style style:name="P27" style:family="paragraph" style:parent-style-name="normal">
      <style:paragraph-properties fo:margin-left="0cm" fo:margin-top="0cm" fo:margin-bottom="0.141cm" style:contextual-spacing="false" fo:line-height="112%" fo:text-indent="0cm" style:auto-text-indent="false"/>
    </style:style>
    <style:style style:name="P28" style:family="paragraph" style:parent-style-name="normal" style:list-style-name="WWNum32">
      <style:paragraph-properties fo:margin-left="0.762cm" fo:margin-top="0cm" fo:margin-bottom="0.141cm" style:contextual-spacing="false" fo:line-height="112%" fo:text-indent="0cm" style:auto-text-indent="false"/>
    </style:style>
    <style:style style:name="P29" style:family="paragraph" style:parent-style-name="normal" style:list-style-name="WWNum26">
      <style:paragraph-properties fo:margin-left="0.762cm" fo:margin-top="0cm" fo:margin-bottom="0cm" style:contextual-spacing="false" fo:line-height="112%" fo:text-indent="0cm" style:auto-text-indent="false"/>
    </style:style>
    <style:style style:name="P30" style:family="paragraph" style:parent-style-name="normal" style:list-style-name="WWNum26">
      <style:paragraph-properties fo:margin-left="0.762cm" fo:margin-top="0cm" fo:margin-bottom="0.176cm" style:contextual-spacing="false" fo:line-height="112%" fo:text-indent="0cm" style:auto-text-indent="false"/>
    </style:style>
    <style:style style:name="P31" style:family="paragraph" style:parent-style-name="normal">
      <style:paragraph-properties fo:margin-top="0.282cm" fo:margin-bottom="0.141cm" style:contextual-spacing="false" fo:line-height="112%" fo:keep-together="auto" fo:keep-with-next="auto"/>
      <style:text-properties style:use-window-font-color="true" loext:opacity="0%"/>
    </style:style>
    <style:style style:name="P32" style:family="paragraph" style:parent-style-name="normal">
      <style:paragraph-properties fo:margin-left="0.457cm" fo:margin-top="0cm" fo:margin-bottom="0.176cm" style:contextual-spacing="false" fo:line-height="112%" fo:keep-together="auto" fo:text-indent="0cm" style:auto-text-indent="false" fo:keep-with-next="auto"/>
    </style:style>
    <style:style style:name="P33" style:family="paragraph" style:parent-style-name="normal">
      <style:paragraph-properties fo:margin-left="0.457cm" fo:margin-top="0cm" fo:margin-bottom="0.141cm" style:contextual-spacing="false" fo:line-height="112%" fo:keep-together="auto" fo:text-indent="0cm" style:auto-text-indent="false" fo:keep-with-next="auto"/>
      <style:text-properties style:use-window-font-color="true" loext:opacity="0%"/>
    </style:style>
    <style:style style:name="P34" style:family="paragraph" style:parent-style-name="normal">
      <style:paragraph-properties fo:margin-left="0.457cm" fo:margin-top="0cm" fo:margin-bottom="0.176cm" style:contextual-spacing="false" fo:line-height="112%" fo:keep-together="auto" fo:text-indent="0cm" style:auto-text-indent="false" fo:keep-with-next="auto"/>
      <style:text-properties style:use-window-font-color="true" loext:opacity="0%"/>
    </style:style>
    <style:style style:name="P35" style:family="paragraph" style:parent-style-name="normal">
      <style:paragraph-properties fo:margin-top="0.282cm" fo:margin-bottom="0.141cm" style:contextual-spacing="false" fo:line-height="112%" fo:keep-together="auto"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36" style:family="paragraph" style:parent-style-name="normal" style:list-style-name="WWNum18">
      <style:paragraph-properties fo:margin-left="0.762cm" fo:margin-top="0cm" fo:margin-bottom="0.141cm" style:contextual-spacing="false" fo:line-height="112%" fo:keep-together="auto" fo:text-indent="0cm" style:auto-text-indent="false" fo:keep-with-next="auto"/>
      <style:text-properties style:use-window-font-color="true" loext:opacity="0%" style:font-name="Roboto Mono" fo:font-size="13pt" fo:font-weight="normal" style:font-name-asian="Roboto Mono1" style:font-size-asian="13pt" style:font-weight-asian="normal" style:font-name-complex="Roboto Mono1" style:font-size-complex="13pt" style:font-weight-complex="normal"/>
    </style:style>
    <style:style style:name="P37"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38" style:family="paragraph" style:parent-style-name="normal" style:list-style-name="WWNum31">
      <style:paragraph-properties fo:margin-left="0.762cm" fo:margin-top="0cm" fo:margin-bottom="0.141cm" style:contextual-spacing="false" fo:line-height="112%" fo:keep-together="auto" fo:text-indent="0cm" style:auto-text-indent="false" fo:keep-with-next="auto"/>
      <style:text-properties style:use-window-font-color="true" loext:opacity="0%" style:font-name="Calibri" fo:font-size="13pt" fo:font-weight="normal" style:font-name-asian="Calibri1" style:font-size-asian="13pt" style:font-weight-asian="normal" style:font-name-complex="Calibri1" style:font-size-complex="13pt" style:font-weight-complex="normal"/>
    </style:style>
    <style:style style:name="P39" style:family="paragraph" style:parent-style-name="Heading_20_3" style:list-style-name="WWNum35">
      <style:paragraph-properties fo:margin-left="0cm" fo:margin-top="0cm" fo:margin-bottom="0cm" style:contextual-spacing="false" fo:line-height="108%" fo:text-align="left" style:justify-single-word="false" fo:keep-together="auto" fo:text-indent="0cm" style:auto-text-indent="false" fo:keep-with-next="always"/>
    </style:style>
    <style:style style:name="P40"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style>
    <style:style style:name="P41"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font-name="Roboto Mono" fo:font-size="13pt" fo:font-weight="normal" style:font-name-asian="Roboto Mono1" style:font-size-asian="13pt" style:font-weight-asian="normal" style:font-name-complex="Roboto Mono1" style:font-size-complex="13pt" style:font-weight-complex="normal"/>
    </style:style>
    <style:style style:name="P42"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style>
    <style:style style:name="P43" style:family="paragraph" style:parent-style-name="normal" style:list-style-name="WWNum36">
      <style:paragraph-properties fo:margin-left="0.762cm" fo:margin-top="0cm" fo:margin-bottom="0.141cm" style:contextual-spacing="false" fo:line-height="112%" fo:text-indent="0cm" style:auto-text-indent="false"/>
    </style:style>
    <style:style style:name="P44" style:family="paragraph" style:parent-style-name="normal" style:list-style-name="WWNum34">
      <style:paragraph-properties fo:margin-left="0.762cm" fo:margin-top="0cm" fo:margin-bottom="0.141cm" style:contextual-spacing="false" fo:line-height="112%" fo:text-indent="0cm" style:auto-text-indent="false"/>
    </style:style>
    <style:style style:name="P45" style:family="paragraph" style:parent-style-name="normal" style:list-style-name="WWNum29">
      <style:paragraph-properties fo:margin-left="0.762cm" fo:margin-top="0cm" fo:margin-bottom="0.141cm" style:contextual-spacing="false" fo:line-height="112%" fo:text-indent="0cm" style:auto-text-indent="false"/>
    </style:style>
    <style:style style:name="P46" style:family="paragraph" style:parent-style-name="normal">
      <style:paragraph-properties fo:margin-left="0.762cm" fo:margin-top="0cm" fo:margin-bottom="0.141cm" style:contextual-spacing="false" fo:line-height="112%" fo:text-indent="0cm" style:auto-text-indent="false"/>
    </style:style>
    <style:style style:name="P47" style:family="paragraph" style:parent-style-name="normal" style:list-style-name="WWNum33">
      <style:paragraph-properties fo:margin-left="0.762cm" fo:margin-top="0cm" fo:margin-bottom="0.141cm" style:contextual-spacing="false" fo:line-height="112%" fo:text-indent="0cm" style:auto-text-indent="false"/>
    </style:style>
    <style:style style:name="P48" style:family="paragraph" style:parent-style-name="Standard">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officeooo:paragraph-rsid="00716500" style:font-name-asian="Aptos1" style:font-size-asian="10.5pt" style:font-style-asian="normal" style:font-weight-asian="bold" style:font-name-complex="Calibri1" style:font-size-complex="13pt"/>
    </style:style>
    <style:style style:name="P49" style:family="paragraph" style:parent-style-name="normal">
      <style:paragraph-properties fo:margin-top="0cm" fo:margin-bottom="0.141cm" style:contextual-spacing="false" fo:line-height="112%"/>
      <style:text-properties officeooo:paragraph-rsid="00716500"/>
    </style:style>
    <style:style style:name="P50" style:family="paragraph" style:parent-style-name="normal" style:list-style-name="L1">
      <style:paragraph-properties fo:margin-top="0cm" fo:margin-bottom="0.141cm" style:contextual-spacing="false" fo:line-height="112%"/>
      <style:text-properties officeooo:paragraph-rsid="00716500"/>
    </style:style>
    <style:style style:name="P51" style:family="paragraph" style:parent-style-name="normal">
      <style:paragraph-properties fo:margin-left="0.457cm" fo:margin-top="0cm" fo:margin-bottom="0.176cm" style:contextual-spacing="false" fo:line-height="112%" fo:text-indent="0cm" style:auto-text-indent="false"/>
    </style:style>
    <style:style style:name="P52" style:family="paragraph" style:parent-style-name="normal" style:list-style-name="WWNum25">
      <style:paragraph-properties fo:margin-left="0.762cm" fo:margin-top="0cm" fo:margin-bottom="0.141cm" style:contextual-spacing="false" fo:line-height="112%" fo:text-indent="0cm" style:auto-text-indent="false"/>
    </style:style>
    <style:style style:name="P53" style:family="paragraph" style:parent-style-name="normal">
      <style:paragraph-properties fo:margin-left="0.457cm" fo:margin-top="0cm" fo:margin-bottom="0.141cm" style:contextual-spacing="false" fo:line-height="112%" fo:text-indent="0cm" style:auto-text-indent="false"/>
    </style:style>
    <style:style style:name="P54" style:family="paragraph" style:parent-style-name="normal" style:list-style-name="WWNum1">
      <style:paragraph-properties fo:margin-left="0.762cm" fo:margin-top="0cm" fo:margin-bottom="0.141cm" style:contextual-spacing="false" fo:line-height="112%" fo:text-indent="0cm" style:auto-text-indent="false"/>
    </style:style>
    <style:style style:name="P55" style:family="paragraph" style:parent-style-name="normal">
      <style:paragraph-properties fo:margin-left="0cm" fo:margin-top="0cm" fo:margin-bottom="0.176cm" style:contextual-spacing="false" fo:line-height="112%" fo:text-indent="0cm" style:auto-text-indent="false"/>
      <style:text-properties officeooo:paragraph-rsid="00846b69"/>
    </style:style>
    <style:style style:name="P56" style:family="paragraph" style:parent-style-name="normal" style:list-style-name="WWNum22">
      <style:paragraph-properties fo:margin-left="0.762cm" fo:margin-top="0cm" fo:margin-bottom="0.141cm" style:contextual-spacing="false" fo:line-height="112%" fo:text-indent="0cm" style:auto-text-indent="false"/>
    </style:style>
    <style:style style:name="P57" style:family="paragraph" style:parent-style-name="Heading_20_3">
      <style:paragraph-properties fo:margin-left="0cm" fo:margin-top="0.282cm" fo:margin-bottom="0.071cm" style:contextual-spacing="false" fo:line-height="108%" fo:text-align="left" style:justify-single-word="false" fo:text-indent="0cm" style:auto-text-indent="false"/>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P58" style:family="paragraph" style:parent-style-name="normal" style:list-style-name="WWNum21">
      <style:paragraph-properties fo:margin-left="0cm" fo:margin-top="0cm" fo:margin-bottom="0.141cm" style:contextual-spacing="false" fo:line-height="112%" fo:text-indent="0cm" style:auto-text-indent="false"/>
      <style:text-properties style:use-window-font-color="true" loext:opacity="0%" style:font-name="Roboto Mono" style:font-name-asian="Roboto Mono1" style:font-name-complex="Roboto Mono1"/>
    </style:style>
    <style:style style:name="P59" style:family="paragraph" style:parent-style-name="normal" style:list-style-name="WWNum21">
      <style:paragraph-properties fo:margin-left="0.762cm" fo:margin-top="0cm" fo:margin-bottom="0.141cm" style:contextual-spacing="false" fo:line-height="112%" fo:text-indent="0cm" style:auto-text-indent="false"/>
      <style:text-properties style:use-window-font-color="true" loext:opacity="0%" style:font-name="Roboto Mono" style:font-name-asian="Roboto Mono1" style:font-name-complex="Roboto Mono1"/>
    </style:style>
    <style:style style:name="P60" style:family="paragraph" style:parent-style-name="Text_20_body">
      <style:text-properties fo:font-weight="bold" style:font-weight-asian="bold" style:font-weight-complex="bold"/>
    </style:style>
    <style:style style:name="P61" style:family="paragraph" style:parent-style-name="Text_20_body" style:list-style-name="L2"/>
    <style:style style:name="P62" style:family="paragraph" style:parent-style-name="normal" style:list-style-name="WWNum27">
      <style:paragraph-properties fo:margin-left="0.762cm" fo:margin-top="0cm" fo:margin-bottom="0.141cm" style:contextual-spacing="false" fo:line-height="112%" fo:text-indent="0cm" style:auto-text-indent="false"/>
      <style:text-properties style:use-window-font-color="true" loext:opacity="0%" style:font-name="Roboto Mono" style:font-name-asian="Roboto Mono1" style:font-name-complex="Roboto Mono1"/>
    </style:style>
    <style:style style:name="P63" style:family="paragraph" style:parent-style-name="normal" style:list-style-name="WWNum17">
      <style:paragraph-properties fo:margin-left="0.762cm" fo:margin-top="0cm" fo:margin-bottom="0.141cm" style:contextual-spacing="false" fo:line-height="112%" fo:text-indent="0cm" style:auto-text-indent="false"/>
    </style:style>
    <style:style style:name="P64"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20pt" fo:font-style="normal" fo:font-weight="bold" style:font-name-asian="Aptos1" style:font-size-asian="20pt" style:font-style-asian="normal" style:font-weight-asian="bold" style:font-size-complex="20pt"/>
    </style:style>
    <style:style style:name="P65"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style>
    <style:style style:name="P66"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67"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532225" style:font-name-asian="Aptos1" style:font-size-asian="11.5pt" style:font-style-asian="normal" style:font-weight-asian="bold"/>
    </style:style>
    <style:style style:name="P68"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69" style:family="paragraph" style:parent-style-name="normal">
      <loext:graphic-properties draw:fill="none" draw:fill-color="#ffffff"/>
      <style:paragraph-properties fo:margin-left="1.27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rsid="00544525" officeooo:paragraph-rsid="00544525" fo:background-color="transparent" style:font-name-asian="Aptos1" style:font-size-asian="10.5pt" style:font-style-asian="normal" style:font-weight-asian="normal" style:font-name-complex="Aptos1" style:font-size-complex="10.5pt" style:font-style-complex="normal" style:font-weight-complex="normal"/>
    </style:style>
    <style:style style:name="P70" style:family="paragraph" style:parent-style-name="normal" style:list-style-name="L3">
      <style:paragraph-properties fo:margin-top="0cm" fo:margin-bottom="0.141cm" style:contextual-spacing="false" fo:line-height="112%"/>
    </style:style>
    <style:style style:name="P71" style:family="paragraph" style:parent-style-name="normal" style:list-style-name="L3">
      <style:paragraph-properties fo:margin-top="0cm" fo:margin-bottom="0.141cm" style:contextual-spacing="false" fo:line-height="112%" fo:text-align="left" style:justify-single-word="false"/>
    </style:style>
    <style:style style:name="P72" style:family="paragraph" style:parent-style-name="Heading_20_2">
      <style:paragraph-properties fo:keep-with-next="always"/>
    </style:style>
    <style:style style:name="P73" style:family="paragraph" style:parent-style-name="normal">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74"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75" style:family="paragraph" style:parent-style-name="normal">
      <style:paragraph-properties fo:margin-top="0cm" fo:margin-bottom="0.141cm" style:contextual-spacing="false" fo:line-height="112%"/>
      <style:text-properties officeooo:paragraph-rsid="004bcdbb"/>
    </style:style>
    <style:style style:name="P76"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77"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d383f" style:font-name-asian="Aptos1" style:font-size-asian="11.5pt" style:font-style-asian="normal" style:font-weight-asian="bold"/>
    </style:style>
    <style:style style:name="P78" style:family="paragraph" style:parent-style-name="normal">
      <style:paragraph-properties fo:margin-top="0cm" fo:margin-bottom="0.141cm" style:contextual-spacing="false" fo:line-height="112%"/>
      <style:text-properties officeooo:paragraph-rsid="004d383f"/>
    </style:style>
    <style:style style:name="P79" style:family="paragraph" style:parent-style-name="normal">
      <style:paragraph-properties fo:margin-top="0cm" fo:margin-bottom="0.141cm" style:contextual-spacing="false" fo:line-height="112%"/>
      <style:text-properties style:use-window-font-color="true" loext:opacity="0%"/>
    </style:style>
    <style:style style:name="P80"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81" style:family="paragraph" style:parent-style-name="normal">
      <style:paragraph-properties fo:margin-left="0cm" fo:margin-top="0cm" fo:margin-bottom="0.141cm" style:contextual-spacing="false" fo:line-height="112%" fo:text-indent="0cm" style:auto-text-indent="false"/>
      <style:text-properties fo:color="#2f5496" loext:opacity="100%" style:font-name="Aptos" fo:font-size="11.5pt" fo:font-style="normal" fo:font-weight="bold" officeooo:rsid="008234ac" officeooo:paragraph-rsid="008234ac" style:font-name-asian="Aptos1" style:font-size-asian="11.5pt" style:font-style-asian="normal" style:font-weight-asian="bold"/>
    </style:style>
    <style:style style:name="P82" style:family="paragraph" style:parent-style-name="normal">
      <style:paragraph-properties fo:margin-left="0cm" fo:margin-top="0cm" fo:margin-bottom="0.141cm" style:contextual-spacing="false" fo:line-height="112%" fo:text-indent="0cm" style:auto-text-indent="false"/>
      <style:text-properties officeooo:rsid="008131be" officeooo:paragraph-rsid="008131be"/>
    </style:style>
    <style:style style:name="P83" style:family="paragraph" style:parent-style-name="Heading_20_3">
      <style:paragraph-properties fo:keep-with-next="always"/>
      <style:text-properties fo:color="#4472c4" loext:opacity="100%" style:font-name="Aptos" fo:font-size="10.5pt" fo:font-style="normal" fo:font-weight="bold" style:font-name-asian="Aptos1" style:font-size-asian="10.5pt" style:font-style-asian="normal" style:font-weight-asian="bold"/>
    </style:style>
    <style:style style:name="P84" style:family="paragraph" style:parent-style-name="normal" style:list-style-name="WWNum20">
      <style:paragraph-properties fo:margin-left="0.762cm" fo:margin-top="0cm" fo:margin-bottom="0.141cm" style:contextual-spacing="false" fo:line-height="112%" fo:text-indent="0cm" style:auto-text-indent="false"/>
    </style:style>
    <style:style style:name="P85"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86" style:family="paragraph" style:parent-style-name="Heading_20_2">
      <style:paragraph-properties fo:keep-with-next="always"/>
      <style:text-properties fo:color="#2f5496" loext:opacity="100%" style:font-name="Aptos" fo:font-size="11.5pt" fo:font-style="normal" fo:font-weight="bold" style:font-name-asian="Aptos1" style:font-size-asian="11.5pt" style:font-style-asian="normal" style:font-weight-asian="bold"/>
    </style:style>
    <style:style style:name="P87"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officeooo:rsid="0057a7a1" officeooo:paragraph-rsid="0057a7a1" style:font-name-asian="Aptos1" style:font-size-asian="10.5pt" style:font-style-asian="normal" style:font-weight-asian="bold" style:font-name-complex="Calibri1" style:font-size-complex="13pt"/>
    </style:style>
    <style:style style:name="P88" style:family="paragraph" style:parent-style-name="normal">
      <style:paragraph-properties fo:margin-top="0cm" fo:margin-bottom="0.141cm" style:contextual-spacing="false" fo:line-height="112%"/>
      <style:text-properties officeooo:paragraph-rsid="0057a7a1"/>
    </style:style>
    <style:style style:name="P89" style:family="paragraph" style:parent-style-name="normal">
      <style:paragraph-properties fo:margin-top="0cm" fo:margin-bottom="0.141cm" style:contextual-spacing="false" fo:line-height="112%"/>
      <style:text-properties officeooo:paragraph-rsid="00588de6"/>
    </style:style>
    <style:style style:name="P90" style:family="paragraph" style:parent-style-name="normal" style:list-style-name="WWNum19">
      <style:paragraph-properties fo:margin-left="0.762cm" fo:margin-top="0cm" fo:margin-bottom="0.141cm" style:contextual-spacing="false" fo:line-height="112%" fo:text-indent="0cm" style:auto-text-indent="false"/>
    </style:style>
    <style:style style:name="P91" style:family="paragraph" style:parent-style-name="normal">
      <style:paragraph-properties fo:margin-top="0cm" fo:margin-bottom="0.141cm" style:contextual-spacing="false" fo:line-height="112%"/>
      <style:text-properties officeooo:paragraph-rsid="0058ae18"/>
    </style:style>
    <style:style style:name="P92"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officeooo:rsid="0058ae18" officeooo:paragraph-rsid="0058ae18" style:font-name-asian="Aptos1" style:font-size-asian="10.5pt" style:font-style-asian="normal" style:font-weight-asian="bold" style:font-name-complex="Calibri1" style:font-size-complex="13pt"/>
    </style:style>
    <style:style style:name="P93" style:family="paragraph" style:parent-style-name="normal" style:list-style-name="WWNum23">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94" style:family="paragraph" style:parent-style-name="normal" style:list-style-name="WWNum4">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95" style:family="paragraph" style:parent-style-name="normal" style:list-style-name="WWNum3">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96"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97" style:family="paragraph" style:parent-style-name="normal" style:list-style-name="WWNum38">
      <style:paragraph-properties fo:margin-left="0.762cm" fo:margin-top="0cm" fo:margin-bottom="0.141cm" style:contextual-spacing="false" fo:line-height="112%" fo:text-indent="0cm" style:auto-text-indent="false"/>
    </style:style>
    <style:style style:name="P98"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style:font-name="Aptos" style:font-name-asian="Aptos1" style:font-name-complex="Aptos1"/>
    </style:style>
    <style:style style:name="P99"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style:use-window-font-color="true" loext:opacity="0%" style:font-name="Aptos" fo:font-size="11.5pt" fo:font-style="normal" fo:font-weight="bold" style:font-name-asian="Aptos1" style:font-size-asian="11.5pt" style:font-style-asian="normal" style:font-weight-asian="bold"/>
    </style:style>
    <style:style style:name="P10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760749" style:font-name-asian="Aptos1" style:font-size-asian="11.5pt" style:font-style-asian="normal" style:font-weight-asian="bold"/>
    </style:style>
    <style:style style:name="P101" style:family="paragraph" style:parent-style-name="normal">
      <style:paragraph-properties fo:margin-top="0cm" fo:margin-bottom="0.141cm" style:contextual-spacing="false" fo:line-height="112%"/>
      <style:text-properties officeooo:paragraph-rsid="00760749"/>
    </style:style>
    <style:style style:name="P102"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66999a" style:font-name-asian="Aptos1" style:font-size-asian="11.5pt" style:font-style-asian="normal" style:font-weight-asian="bold"/>
    </style:style>
    <style:style style:name="P103" style:family="paragraph" style:parent-style-name="normal">
      <style:paragraph-properties fo:margin-top="0cm" fo:margin-bottom="0.141cm" style:contextual-spacing="false" fo:line-height="112%"/>
      <style:text-properties officeooo:paragraph-rsid="0066999a"/>
    </style:style>
    <style:style style:name="P104" style:family="paragraph" style:parent-style-name="normal">
      <style:paragraph-properties fo:margin-left="1.27cm" fo:margin-top="0cm" fo:margin-bottom="0.141cm" style:contextual-spacing="false" fo:line-height="112%" fo:text-indent="0cm" style:auto-text-indent="false"/>
      <style:text-properties officeooo:paragraph-rsid="0068e52b"/>
    </style:style>
    <style:style style:name="P105" style:family="paragraph" style:parent-style-name="Heading_20_2">
      <style:paragraph-properties fo:keep-with-next="always"/>
      <style:text-properties fo:color="#2f5496" loext:opacity="100%" style:font-name="Aptos" fo:font-size="11.5pt" fo:font-style="normal" fo:font-weight="bold" officeooo:paragraph-rsid="005b8465" style:font-name-asian="Aptos1" style:font-size-asian="11.5pt" style:font-style-asian="normal" style:font-weight-asian="bold"/>
    </style:style>
    <style:style style:name="P106" style:family="paragraph" style:parent-style-name="normal">
      <style:paragraph-properties fo:margin-top="0cm" fo:margin-bottom="0.141cm" style:contextual-spacing="false" fo:line-height="112%"/>
      <style:text-properties officeooo:paragraph-rsid="005b8465"/>
    </style:style>
    <style:style style:name="P107" style:family="paragraph" style:parent-style-name="normal" style:list-style-name="WWNum28">
      <style:paragraph-properties fo:margin-left="0.762cm" fo:margin-top="0cm" fo:margin-bottom="0.141cm" style:contextual-spacing="false" fo:line-height="112%" fo:text-indent="0cm" style:auto-text-indent="false"/>
    </style:style>
    <style:style style:name="P108"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4baf2" style:font-name-asian="Aptos1" style:font-size-asian="11.5pt" style:font-style-asian="normal" style:font-weight-asian="bold"/>
    </style:style>
    <style:style style:name="P109" style:family="paragraph" style:parent-style-name="normal">
      <style:paragraph-properties fo:margin-top="0cm" fo:margin-bottom="0.141cm" style:contextual-spacing="false" fo:line-height="112%"/>
      <style:text-properties officeooo:paragraph-rsid="0044baf2"/>
    </style:style>
    <style:style style:name="P110"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11" style:family="paragraph" style:parent-style-name="normal" style:list-style-name="WWNum6">
      <style:paragraph-properties fo:margin-left="0.762cm" fo:margin-top="0cm" fo:margin-bottom="0.141cm" style:contextual-spacing="false" fo:line-height="112%" fo:text-indent="0cm" style:auto-text-indent="false" fo:break-before="auto" fo:break-after="auto"/>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029fc1a" fo:background-color="transparent" style:font-name-asian="Aptos1" style:font-size-asian="10.5pt" style:font-style-asian="normal" style:font-weight-asian="normal" style:font-name-complex="Aptos1" style:font-size-complex="10.5pt" style:font-style-complex="normal" style:font-weight-complex="normal"/>
    </style:style>
    <style:style style:name="P112"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13"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77c10f" style:font-name-asian="Aptos1" style:font-size-asian="11.5pt" style:font-style-asian="normal" style:font-weight-asian="bold"/>
    </style:style>
    <style:style style:name="P114" style:family="paragraph" style:parent-style-name="normal">
      <style:paragraph-properties fo:margin-top="0cm" fo:margin-bottom="0.141cm" style:contextual-spacing="false" fo:line-height="112%"/>
      <style:text-properties officeooo:paragraph-rsid="0077c10f"/>
    </style:style>
    <style:style style:name="P115" style:family="paragraph" style:parent-style-name="Standard">
      <style:paragraph-properties fo:keep-with-next="always"/>
      <style:text-properties fo:color="#2f5496" loext:opacity="100%" style:font-name="Aptos" fo:font-size="11.5pt" fo:font-style="normal" fo:font-weight="bold" officeooo:paragraph-rsid="00685f59" style:font-name-asian="Aptos1" style:font-size-asian="11.5pt" style:font-style-asian="normal" style:font-weight-asian="bold"/>
    </style:style>
    <style:style style:name="P116" style:family="paragraph" style:parent-style-name="normal">
      <style:paragraph-properties fo:margin-left="0cm" fo:margin-top="0cm" fo:margin-bottom="0.141cm" style:contextual-spacing="false" fo:line-height="112%" fo:text-indent="0cm" style:auto-text-indent="false"/>
      <style:text-properties officeooo:paragraph-rsid="00685f59"/>
    </style:style>
    <style:style style:name="P117" style:family="paragraph" style:parent-style-name="Heading_20_2">
      <style:paragraph-properties fo:keep-with-next="always"/>
      <style:text-properties fo:color="#2f5496" loext:opacity="100%" style:font-name="Aptos" fo:font-size="11.5pt" fo:font-style="normal" fo:font-weight="bold" officeooo:paragraph-rsid="005ef043" style:font-name-asian="Aptos1" style:font-size-asian="11.5pt" style:font-style-asian="normal" style:font-weight-asian="bold"/>
    </style:style>
    <style:style style:name="P118" style:family="paragraph" style:parent-style-name="normal">
      <style:paragraph-properties fo:margin-top="0cm" fo:margin-bottom="0.141cm" style:contextual-spacing="false" fo:line-height="112%"/>
      <style:text-properties officeooo:paragraph-rsid="005ef043"/>
    </style:style>
    <style:style style:name="P119" style:family="paragraph" style:parent-style-name="normal" style:list-style-name="WWNum12">
      <style:paragraph-properties fo:margin-left="0.762cm" fo:margin-top="0cm" fo:margin-bottom="0.141cm" style:contextual-spacing="false" fo:line-height="112%" fo:text-indent="0cm" style:auto-text-indent="false"/>
    </style:style>
    <style:style style:name="P120" style:family="paragraph" style:parent-style-name="normal" style:list-style-name="WWNum30">
      <style:paragraph-properties fo:margin-left="0.762cm" fo:margin-top="0cm" fo:margin-bottom="0.141cm" style:contextual-spacing="false" fo:line-height="112%" fo:text-indent="0cm" style:auto-text-indent="false"/>
    </style:style>
    <style:style style:name="P121" style:family="paragraph" style:parent-style-name="normal">
      <style:paragraph-properties fo:margin-left="1.27cm" fo:margin-top="0cm" fo:margin-bottom="0.141cm" style:contextual-spacing="false" fo:line-height="112%" fo:text-indent="0cm" style:auto-text-indent="false"/>
      <style:text-properties officeooo:rsid="0078ed9c" officeooo:paragraph-rsid="0078ed9c"/>
    </style:style>
    <style:style style:name="P122" style:family="paragraph" style:parent-style-name="normal">
      <style:paragraph-properties fo:margin-top="0cm" fo:margin-bottom="0.141cm" style:contextual-spacing="false" fo:line-height="112%"/>
      <style:text-properties officeooo:rsid="0078ed9c" officeooo:paragraph-rsid="0078ed9c"/>
    </style:style>
    <style:style style:name="P123"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officeooo:paragraph-rsid="0045cb45" style:font-name-asian="Aptos1" style:font-size-asian="11.5pt" style:font-style-asian="normal" style:font-weight-asian="bold"/>
    </style:style>
    <style:style style:name="P124" style:family="paragraph" style:parent-style-name="normal">
      <style:paragraph-properties fo:margin-top="0cm" fo:margin-bottom="0.141cm" style:contextual-spacing="false" fo:line-height="112%"/>
      <style:text-properties officeooo:paragraph-rsid="0045cb45"/>
    </style:style>
    <style:style style:name="P125"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style:font-name-asian="Aptos1" style:font-size-asian="11.5pt" style:font-style-asian="normal" style:font-weight-asian="bold"/>
    </style:style>
    <style:style style:name="P126" style:family="paragraph" style:parent-style-name="Heading_20_1">
      <style:paragraph-properties fo:margin-left="0cm" fo:margin-top="0cm" fo:margin-bottom="0.141cm" style:contextual-spacing="false" fo:line-height="108%" fo:text-indent="0cm" style:auto-text-indent="false" fo:keep-with-next="always"/>
      <style:text-properties fo:color="#1f4e79" loext:opacity="100%" style:font-name="Aptos" fo:font-size="14pt" fo:font-style="normal" fo:font-weight="bold" style:font-name-asian="Aptos1" style:font-size-asian="14pt" style:font-style-asian="normal" style:font-weight-asian="bold" style:font-size-complex="17pt"/>
    </style:style>
    <style:style style:name="P127"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font-size-complex="13pt"/>
    </style:style>
    <style:style style:name="P128" style:family="paragraph" style:parent-style-name="normal" style:list-style-name="WWNum13">
      <style:paragraph-properties fo:margin-left="0.762cm" fo:margin-top="0cm" fo:margin-bottom="0.141cm" style:contextual-spacing="false" fo:line-height="112%" fo:text-indent="0cm" style:auto-text-indent="false"/>
    </style:style>
    <style:style style:name="P129" style:family="paragraph" style:parent-style-name="normal" style:list-style-name="WWNum15">
      <style:paragraph-properties fo:margin-left="0.762cm" fo:margin-top="0cm" fo:margin-bottom="0.141cm" style:contextual-spacing="false" fo:line-height="112%" fo:text-indent="0cm" style:auto-text-indent="false"/>
    </style:style>
    <style:style style:name="P130" style:family="paragraph" style:parent-style-name="normal" style:list-style-name="WWNum15">
      <style:paragraph-properties fo:margin-left="0.762cm" fo:margin-top="0cm" fo:margin-bottom="0.141cm" style:contextual-spacing="false" fo:line-height="112%" fo:text-indent="0cm" style:auto-text-indent="false"/>
      <style:text-properties officeooo:rsid="0031bbb8" officeooo:paragraph-rsid="0031bbb8"/>
    </style:style>
    <style:style style:name="P131" style:family="paragraph" style:parent-style-name="normal" style:list-style-name="WWNum9">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132" style:family="paragraph" style:parent-style-name="normal" style:list-style-name="WWNum14">
      <style:paragraph-properties fo:margin-left="0.762cm" fo:margin-top="0cm" fo:margin-bottom="0.141cm" style:contextual-spacing="false" fo:line-height="112%" fo:text-indent="0cm" style:auto-text-indent="false"/>
    </style:style>
    <style:style style:name="P133" style:family="paragraph" style:parent-style-name="normal" style:list-style-name="WWNum5">
      <style:paragraph-properties fo:margin-left="0.762cm" fo:margin-top="0cm" fo:margin-bottom="0.141cm" style:contextual-spacing="false" fo:line-height="112%" fo:text-indent="0cm" style:auto-text-indent="false"/>
    </style:style>
    <style:style style:name="P134"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style>
    <style:style style:name="P135" style:family="paragraph" style:parent-style-name="normal" style:list-style-name="WWNum11">
      <style:paragraph-properties fo:margin-left="0.762cm" fo:margin-top="0cm" fo:margin-bottom="0.141cm" style:contextual-spacing="false" fo:line-height="112%" fo:text-indent="0cm" style:auto-text-indent="false"/>
    </style:style>
    <style:style style:name="P136"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officeooo:paragraph-rsid="00622ff3" style:font-name-asian="Aptos1" style:font-size-asian="11.5pt" style:font-style-asian="normal" style:font-weight-asian="bold" style:font-size-complex="13pt"/>
    </style:style>
    <style:style style:name="P137" style:family="paragraph" style:parent-style-name="normal">
      <style:paragraph-properties fo:margin-top="0cm" fo:margin-bottom="0.141cm" style:contextual-spacing="false" fo:line-height="112%"/>
      <style:text-properties officeooo:paragraph-rsid="00622ff3"/>
    </style:style>
    <style:style style:name="P138" style:family="paragraph" style:parent-style-name="normal" style:list-style-name="WWNum10">
      <style:paragraph-properties fo:margin-left="0.762cm" fo:margin-top="0cm" fo:margin-bottom="0.141cm" style:contextual-spacing="false" fo:line-height="112%" fo:text-indent="0cm" style:auto-text-indent="false"/>
    </style:style>
    <style:style style:name="P139" style:family="paragraph" style:parent-style-name="normal" style:list-style-name="WWNum8">
      <style:paragraph-properties fo:margin-left="0.762cm" fo:margin-top="0cm" fo:margin-bottom="0.141cm" style:contextual-spacing="false" fo:line-height="112%" fo:text-indent="0cm" style:auto-text-indent="false"/>
    </style:style>
    <style:style style:name="P140" style:family="paragraph" style:parent-style-name="normal" style:list-style-name="WWNum16">
      <style:paragraph-properties fo:margin-left="0.762cm" fo:margin-top="0cm" fo:margin-bottom="0.141cm" style:contextual-spacing="false" fo:line-height="112%" fo:text-indent="0cm" style:auto-text-indent="false"/>
    </style:style>
    <style:style style:name="T1" style:family="text">
      <style:text-properties fo:font-weight="bold" style:font-weight-asian="bold" style:font-weight-complex="bold"/>
    </style:style>
    <style:style style:name="T2" style:family="text">
      <style:text-properties fo:font-weight="bold" officeooo:rsid="002430ee"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loext:char-shading-value="0" style:font-name-asian="Aptos1" style:font-size-asian="10.5pt" style:font-style-asian="normal" style:font-weight-asian="normal" style:font-name-complex="Aptos1" style:font-size-complex="10.5pt" style:font-style-complex="normal" style:font-weight-complex="normal"/>
    </style:style>
    <style:style style:name="T5" style:family="text">
      <style:text-properties fo:color="#1f4e79" loext:opacity="100%" style:font-name="Aptos" fo:font-size="14pt" fo:font-style="normal" fo:font-weight="bold" style:font-name-asian="Aptos1" style:font-size-asian="14pt" style:font-style-asian="normal" style:font-weight-asian="bold"/>
    </style:style>
    <style:style style:name="T6" style:family="text">
      <style:text-properties style:font-name="Calibri" fo:font-size="10.5pt" fo:font-weight="bold" style:font-name-asian="Calibri1" style:font-size-asian="10.5pt" style:font-weight-asian="bold" style:font-name-complex="Calibri1" style:font-size-complex="10.5pt" style:font-weight-complex="bold"/>
    </style:style>
    <style:style style:name="T7" style:family="text">
      <style:text-properties style:font-name="Calibri" fo:font-size="10.5pt" fo:font-weight="normal" style:font-name-asian="Calibri1" style:font-size-asian="10.5pt" style:font-weight-asian="normal" style:font-name-complex="Calibri1" style:font-size-complex="10.5pt" style:font-weight-complex="normal"/>
    </style:style>
    <style:style style:name="T8" style:family="text">
      <style:text-properties style:font-name="Calibri" fo:font-size="10.5pt" fo:font-weight="normal" officeooo:rsid="00145035" style:font-name-asian="Calibri1" style:font-size-asian="10.5pt" style:font-weight-asian="normal" style:font-name-complex="Calibri1" style:font-size-complex="10.5pt" style:font-weight-complex="normal"/>
    </style:style>
    <style:style style:name="T9" style:family="text">
      <style:text-properties officeooo:rsid="0050c6ef"/>
    </style:style>
    <style:style style:name="T10" style:family="text">
      <style:text-properties style:font-name="Calibri" fo:font-size="10.5pt" fo:font-weight="bold" officeooo:rsid="001a7bdc" style:font-name-asian="Calibri1" style:font-size-asian="10.5pt" style:font-weight-asian="bold" style:font-name-complex="Calibri1" style:font-size-complex="10.5pt" style:font-weight-complex="bold"/>
    </style:style>
    <style:style style:name="T11" style:family="text">
      <style:text-properties style:font-name="Calibri" fo:font-size="10.5pt" fo:font-weight="normal" officeooo:rsid="003c959c" style:font-name-asian="Calibri1" style:font-size-asian="10.5pt" style:font-weight-asian="normal" style:font-name-complex="Calibri1" style:font-size-complex="10.5pt" style:font-weight-complex="normal"/>
    </style:style>
    <style:style style:name="T12" style:family="text">
      <style:text-properties fo:font-weight="bold" style:font-weight-asian="bold"/>
    </style:style>
    <style:style style:name="T13" style:family="text">
      <style:text-properties fo:font-weight="normal" style:font-weight-asian="normal"/>
    </style:style>
    <style:style style:name="T14" style:family="text">
      <style:text-properties style:font-name="Calibri" fo:font-size="13pt" fo:font-weight="normal" style:font-name-asian="Calibri1" style:font-size-asian="13pt" style:font-weight-asian="normal" style:font-name-complex="Calibri1" style:font-size-complex="13pt" style:font-weight-complex="normal"/>
    </style:style>
    <style:style style:name="T15" style:family="text">
      <style:text-properties style:font-name="Roboto Mono" fo:font-size="13pt" fo:font-weight="normal" style:font-name-asian="Roboto Mono1" style:font-size-asian="13pt" style:font-weight-asian="normal" style:font-name-complex="Roboto Mono1" style:font-size-complex="13pt" style:font-weight-complex="normal"/>
    </style:style>
    <style:style style:name="T16" style:family="text">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font-weight-complex="normal"/>
    </style:style>
    <style:style style:name="T17" style:family="text">
      <style:text-properties fo:color="#4472c4" loext:opacity="100%" style:font-name="Aptos" fo:font-size="10.5pt" fo:font-style="normal" fo:font-weight="bold" style:font-name-asian="Aptos1" style:font-size-asian="10.5pt" style:font-style-asian="normal" style:font-weight-asian="bold" style:font-name-complex="Roboto Mono1" style:font-size-complex="13pt" style:font-weight-complex="normal"/>
    </style:style>
    <style:style style:name="T18" style:family="text">
      <style:text-properties fo:color="#188038" loext:opacity="100%" style:font-name="Roboto Mono" style:font-name-asian="Roboto Mono1" style:font-name-complex="Roboto Mono1"/>
    </style:style>
    <style:style style:name="T19" style:family="text">
      <style:text-properties fo:font-variant="normal" fo:text-transform="none" fo:color="#ffffff" loext:opacity="100%" fo:font-family="apple-system, BlinkMacSystemFont, 'Segoe UI', sans-serif" fo:font-size="11.25pt" fo:letter-spacing="normal" fo:font-style="normal" fo:font-weight="normal" style:font-name-asian="Calibri1" style:font-size-asian="10.5pt" style:font-weight-asian="normal" style:font-name-complex="Calibri1" style:font-size-complex="10.5pt" style:font-weight-complex="normal"/>
    </style:style>
    <style:style style:name="T20" style:family="text">
      <style:text-properties fo:color="#2f5496" loext:opacity="100%" style:font-name="Aptos" fo:font-size="11.5pt" fo:font-style="normal" fo:font-weight="bold" style:font-name-asian="Aptos1" style:font-size-asian="11.5pt" style:font-style-asian="normal" style:font-weight-asian="bold"/>
    </style:style>
    <style:style style:name="T21" style:family="text">
      <style:text-properties officeooo:rsid="007bcb64"/>
    </style:style>
    <style:style style:name="T22" style:family="text">
      <style:text-properties style:font-name="Aptos" style:font-name-asian="Aptos1" style:font-name-complex="Aptos1"/>
    </style:style>
    <style:style style:name="T23" style:family="text">
      <style:text-properties fo:color="#188038" loext:opacity="100%" style:font-name="Roboto Mono" fo:font-weight="bold" style:font-name-asian="Roboto Mono1" style:font-weight-asian="bold" style:font-name-complex="Roboto Mono1" style:font-weight-complex="bold"/>
    </style:style>
    <style:style style:name="T24" style:family="text">
      <style:text-properties officeooo:rsid="002430ee"/>
    </style:style>
    <style:style style:name="T25" style:family="text">
      <style:text-properties officeooo:rsid="0068e52b"/>
    </style:style>
    <style:style style:name="T26" style:family="text">
      <style:text-properties fo:font-variant="normal" fo:text-transform="none" fo:color="#ffffff" loext:opacity="100%" fo:font-family="apple-system, BlinkMacSystemFont, 'Segoe UI', sans-serif" fo:font-size="11.25pt" fo:letter-spacing="normal" fo:font-style="normal" fo:font-weight="normal"/>
    </style:style>
    <style:style style:name="T27" style:family="text">
      <style:text-properties style:font-name="Roboto Mono" style:font-name-asian="Roboto Mono1" style:font-name-complex="Roboto Mono1"/>
    </style:style>
    <style:style style:name="T28" style:family="text">
      <style:text-properties style:use-window-font-color="true" loext:opacity="0%"/>
    </style:style>
    <style:style style:name="T29" style:family="text">
      <style:text-properties officeooo:rsid="00365cb4"/>
    </style:style>
    <style:style style:name="T30" style:family="text">
      <style:text-properties fo:color="#2f5496" loext:opacity="100%" style:font-name="Aptos" fo:font-size="11.5pt" fo:font-style="normal" fo:font-weight="bold" style:font-name-asian="Aptos1" style:font-size-asian="11.5pt" style:font-style-asian="normal" style:font-weight-asian="bold" style:font-size-complex="13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rvesting Tool Outline</text:p>
      <text:p text:style-name="P2">Stage Overview</text:p>
      <text:p text:style-name="P3"><text:span text:style-name="T1">Stage 1: Movement Detection — </text:span>The tool scans the video and detects movement spans. At this stage, it only determines when visible movement begins, when it ends, and which grid coordinates were touched during that interval.</text:p>
      <text:p text:style-name="P3"><text:span text:style-name="T1">Stage 2: Union Construction — </text:span>The tool groups nearby movement spans into candidate unions. A candidate union is a union worth investigating, but it is not yet accepted or rejected.</text:p>
      <text:p text:style-name="P3"><text:span text:style-name="T1">Stage 3: Union Screening — </text:span>The tool evaluates each candidate union and classifies it as either a rejected union or a surviving union. Rejected unions are discarded. Surviving unions move forward for deeper refinement.</text:p>
      <text:p text:style-name="P3"><text:span text:style-name="T1">Stage 4: </text:span><text:span text:style-name="T2">Top-Level </text:span><text:span text:style-name="T1">Time Slice Classification — </text:span>Each surviving union is divided into time slices. Each time slice is classified as valid, invalid, or undetermined. Valid slices are kept, invalid slices are discarded, and undetermined slices move forward for further refinement.</text:p>
      <text:p text:style-name="P3"><text:span text:style-name="T1">Stage 5: Recursive Refinement — </text:span><text:span text:style-name="T3">Each undetermined slice is subdivided into sub-time slices. These are again classified as valid, invalid, or undetermined. This process repeats until the slice is resolved or the minimum allowed subdivision size is reached. Any remaining unresolved material is then forced into boundary or invalid.</text:span></text:p>
      <text:p text:style-name="P3"><text:span text:style-name="T1">Stage 6: Final Clip Construction — </text:span><text:span text:style-name="T3">The tool builds final clips from valid material and may attach adjacent boundary material as edge support. Every final clip must contain at least one valid slice.</text:span></text:p>
      <text:p text:style-name="P4"><text:span text:style-name="T4"><text:line-break/></text:span><text:span text:style-name="T5">Definitions</text:span></text:p>
      <text:p text:style-name="P5"><text:span text:style-name="T6">Movement Span</text:span><text:line-break/><text:span text:style-name="T7">A contiguous interval of time during which visible movement is detected. This term says only that visible change is happening. It does not say that the change is meaningful art change.</text:span></text:p>
      <text:p text:style-name="P5"><text:span text:style-name="T6">Footprint</text:span><text:line-break/><text:span text:style-name="T7">The set of grid coordinates in which visible change was detected during a given interval. A footprint is a spatial record of where change happened, not a judgment about whether that change was valid.</text:span></text:p>
      <text:p text:style-name="P5"><text:span text:style-name="T6">Footprint Size</text:span><text:line-break/><text:span text:style-name="T7">The size of a footprint, measured by how many grid coordinates it contains. This is just a summary measure of spatial extent.</text:span></text:p>
      <text:p text:style-name="P5"><text:span text:style-name="T6">Candidate Union</text:span><text:line-break/><text:span text:style-name="T7">A grouping of one or more movement spans that are close enough in time and space to be treated as one episode worth investigating. A candidate union is only a container for investigation. It is not yet accepted or rejected.</text:span></text:p>
      <text:p text:style-name="P6">Note: A candidate union is constructed from movement spans, not directly from footprints. Footprints are used later to evaluate whether a candidate union contains enough lasting meaningful change.</text:p>
      <text:p text:style-name="P5"><text:span text:style-name="T6">Rejected Union</text:span><text:line-break/><text:span text:style-name="T7">A candidate union that fails Stage 3 screening and is discarded from further refinement. This means the union’s footprint data did not show enough evidence of lasting meaningful change.</text:span></text:p>
      <text:p text:style-name="P5"><text:soft-page-break/><text:span text:style-name="T6">Surviving Union</text:span><text:line-break/><text:span text:style-name="T7">A candidate union that passes Stage 3 screening and remains plausible enough to justify finer inspection. A surviving union is still not a clip and is not yet proof of meaningful lasting change.</text:span></text:p>
      <text:p text:style-name="P5"><text:span text:style-name="T6">Union Footprint</text:span><text:line-break/><text:span text:style-name="T7">The set of grid coordinates touched by any movement span contained within a candidate union.</text:span></text:p>
      <text:p text:style-name="P5"><text:span text:style-name="T6">Union Footprint Size</text:span><text:line-break/><text:span text:style-name="T7">The size of a union footprint, measured by how many grid coordinates it contains.</text:span></text:p>
      <text:p text:style-name="P5"><text:span text:style-name="T6">Stopping Rule</text:span><text:line-break/><text:span text:style-name="T7">The rule that determines what happens when an undetermined sub-time slice reaches the minimum allowed subdivision size.</text:span></text:p>
      <text:p text:style-name="P5"><text:span text:style-name="T6">Merge Rule</text:span><text:line-break/>The rule that determines when nearby valid material and boundary material should be merged into the same final clip.</text:p>
      <text:p text:style-name="P5"><text:span text:style-name="T6">Time Slice</text:span><text:line-break/><text:span text:style-name="T7">A subdivision of a surviving union. A time slice is a temporary analysis unit, not a final output.</text:span></text:p>
      <text:p text:style-name="P5"><text:span text:style-name="T6">Sub-Time Slice</text:span><text:line-break/><text:span text:style-name="T7">A deeper subdivision created from an undetermined slice during Stage 5 refinement.</text:span></text:p>
      <text:p text:style-name="P5"><text:span text:style-name="T6">Valid Slice</text:span><text:line-break/><text:span text:style-name="T7">A time slice or sub-time slice whose evidence is strong enough to count as meaningful lasting change. This means the slice is kept for later clip construction.</text:span></text:p>
      <text:p text:style-name="P5"><text:span text:style-name="T6">Invalid Slice</text:span><text:line-break/><text:span text:style-name="T7">A time slice or sub-time slice whose evidence is strong enough to reject it as not containing meaningful lasting change. This means the slice is discarded.</text:span></text:p>
      <text:p text:style-name="P5"><text:span text:style-name="T6">Undetermined Slice</text:span><text:line-break/><text:span text:style-name="T8">A time slice or sub-time slice whose evidence is still too mixed or unclear to decide as valid or invalid at the current granularity. Undetermined is a temporary investigation state, not a final-output class.</text:span></text:p>
      <text:p text:style-name="P7">Boundary Slice</text:p>
      <text:p text:style-name="P8">A final edge-support slice created only after refinement is complete, when unresolved material is retained as supporting context next to valid material rather than being promoted to truth on its own.</text:p>
      <text:p text:style-name="P5"><text:span text:style-name="T6">Subdivision Depth Convention</text:span><text:line-break/><text:span text:style-name="T7">Sub-time slices may optionally be labeled by subdivision depth for clarity. For example, a time slice may subdivide into Sub-Time Slice A, then Sub-Time Slice B, then Sub-Time Slice C, where the label indicates how many rounds of subdivision have occurred.</text:span></text:p>
      <text:p text:style-name="P5"><text:span text:style-name="T6">Slice Footprint</text:span><text:line-break/><text:span text:style-name="T7">The set of grid coordinates touched by movement evidence records whose evaluation points fall within a specific time slice.</text:span></text:p>
      <text:p text:style-name="P9"><text:span text:style-name="T6">Slice Footprint Size</text:span><text:line-break/><text:span text:style-name="T7">The size of a slice footprint, measured by how many grid coordinates it contains.</text:span></text:p>
      <text:p text:style-name="P5"><text:span text:style-name="T6">Sub-Time-Slice Footprint</text:span><text:line-break/><text:span text:style-name="T7">The set of grid coordinates touched by movement evidence records whose evaluation points fall within a specific sub-time slice.</text:span></text:p>
      <text:p text:style-name="P5"><text:soft-page-break/><text:span text:style-name="T6">Sub-Time-Slice Footprint Size</text:span><text:line-break/><text:span text:style-name="T7">The size of a sub-time-slice footprint, measured by how many grid coordinates it contains.</text:span></text:p>
      <text:p text:style-name="P5"><text:span text:style-name="T6">Movement Evidence Record</text:span><text:line-break/><text:span text:style-name="T7">The smallest carried-forward unit of detected movement evidence in the pipeline. A Movement Evidence Record stores the result of one evaluation point so later stages can refine earlier evidence without recomputing movement evidence from the raw video from scratch.</text:span></text:p>
      <text:p text:style-name="P10">Evaluation Point Cadence</text:p>
      <text:p text:style-name="P11">The fixed temporal spacing used to create Movement Evidence Records across the video timeline. For the initial default design, Stage 1 should create one Movement Evidence Record for every video frame in the working timeline.</text:p>
      <text:p text:style-name="P12"><text:span text:style-name="T9">Cadence Note: </text:span>At 30 FPS, this means consecutive evaluation points are one frame apart. All short temporal rules that depend on evaluation points, including span opening, continuation, closing, temporal persistence, quiet-region detection, and minimum subdivision size, should be interpreted against that fixed per-frame cadence unless a later benchmark justifies a different sampling strategy.</text:p>
      <text:p text:style-name="P5"><text:span text:style-name="T6">Clip</text:span><text:line-break/><text:span text:style-name="T7">A final constructed output assembled from one or more valid slices, with optional adjacent boundary support. A clip may never be formed from boundary material alone.</text:span></text:p>
      <text:p text:style-name="P5"><text:span text:style-name="T6">Movement Event</text:span><text:line-break/><text:span text:style-name="T7">A general name for any detected visible-change occurrence before it has been formally stored as a movement span. This is useful when describing raw detection logic, because sometimes you want to talk about detected movement before it has opened or closed into a full span.</text:span></text:p>
      <text:p text:style-name="P5"><text:span text:style-name="T6">Lasting Change</text:span><text:line-break/><text:span text:style-name="T7">A visible difference in the artwork that remains present after the relevant movement interval, rather than disappearing immediately.</text:span></text:p>
      <text:p text:style-name="P5"><text:span text:style-name="T6">Evaluation Point</text:span><text:line-break/><text:span text:style-name="T7">A single moment in time at which the system measures whether visible movement evidence is present.</text:span></text:p>
      <text:p text:style-name="P5"><text:span text:style-name="T6">Temporal Gap</text:span><text:line-break/><text:span text:style-name="T7">The amount of time between the end of one movement span and the start of the next movement span.</text:span></text:p>
      <text:p text:style-name="P5"><text:span text:style-name="T6">Temporal Continuity</text:span><text:line-break/><text:span text:style-name="T7">The judgment that two spans are close enough in time to still plausibly belong to the same ongoing episode. Temporal gap is the measurement; temporal continuity is the decision.</text:span></text:p>
      <text:p text:style-name="P5"><text:span text:style-name="T6">Spatial Overlap</text:span><text:line-break/><text:span text:style-name="T7">The new span footprint and the comparison footprint share at least one grid coordinate.</text:span></text:p>
      <text:p text:style-name="P5"><text:span text:style-name="T6">Spatial Adjacency</text:span><text:line-break/><text:span text:style-name="T7">The new span footprint touches the comparison footprint in neighboring grid coordinates, including diagonal contact.</text:span></text:p>
      <text:p text:style-name="P5"><text:span text:style-name="T6">Spatial Distance</text:span><text:line-break/><text:span text:style-name="T7">The smallest grid distance between any coordinate in the new span footprint and any coordinate in the comparison footprint.</text:span></text:p>
      <text:p text:style-name="P5"><text:span text:style-name="T6">Spatial Proximity</text:span><text:line-break/><text:span text:style-name="T7">The judgment that two footprints are close enough in space to plausibly belong to the same movement episode.</text:span></text:p>
      <text:p text:style-name="P13"><text:soft-page-break/><text:span text:style-name="T10">Boundary Material</text:span><text:line-break/><text:span text:style-name="T7">Boundary material is the collective term for boundary slices carried into Stage 6 as edge support. </text:span><text:span text:style-name="T11">Boundary Material is material that </text:span><text:span text:style-name="T7">was unresolved during refinement but was finally retained as boundary support rather than promoted to valid. Boundary material may support a clip, but may not create one on its own.</text:span></text:p>
      <text:p text:style-name="P14"><text:span text:style-name="T6">Undetermined Classification Band</text:span><text:line-break/><text:span text:style-name="T7">The range of evidence values that is too strong to classify as invalid, but not strong enough to classify as valid.<text:line-break/></text:span></text:p>
      <text:p text:style-name="P14"><text:span text:style-name="T12">Retained Unit</text:span><text:line-break/><text:span text:style-name="T13">Any individual valid slice or boundary slice that survives refinement and is allowed to participate in Stage 6 clip construction. Invalid material is never a retained unit, and undetermined material must be resolved before Stage 6 begins.</text:span></text:p>
      <text:p text:style-name="P15">Retained is not a classification label of its own. It is only a collective term for valid and boundary material after refinement is complete.</text:p>
      <text:p text:style-name="P16">Retained Material</text:p>
      <text:p text:style-name="P17">The full set of retained units carried into Stage 6. Retained material consists only of valid slices and boundary slices.</text:p>
      <text:p text:style-name="P18"><text:span text:style-name="T12">Pre-Clip</text:span><text:line-break/><text:span text:style-name="T13">A merged interval of valid and boundary units before lead-in and tail-after are applied.</text:span></text:p>
      <text:p text:style-name="P19"><text:span text:style-name="T12">Minimum Allowed Subdivision Size</text:span><text:line-break/><text:span text:style-name="T13">The smallest time duration a time slice or sub-time slice is allowed to reach before further splitting must stop. Initial default: 00:00:00:15</text:span></text:p>
      <text:p text:style-name="P20"><text:span text:style-name="T12">Lasting Change Evidence Score</text:span><text:line-break/><text:span text:style-name="T13">A normalized score from 0.0 to 1.0 representing how strongly a candidate union, time slice, or sub-time slice appears to contain persistent art change within its relevant footprint.</text:span></text:p>
      <text:p text:style-name="P20"><text:span text:style-name="T12">Directly Adjacent in Time</text:span><text:line-break/><text:span text:style-name="T13">Two time-bounded units are directly adjacent in time when one ends exactly where the other begins, with no gap between them.</text:span></text:p>
      <text:p text:style-name="P20"><text:span text:style-name="T12">Provisional Survival Flag</text:span><text:line-break/><text:span text:style-name="T13">A boolean flag indicating that a candidate union was allowed to survive Stage 3 under a fallback rule because a sufficiently clean reference comparison could not be formed. This flag does not imply that the union is valid; it only records why deeper inspection was allowed to continue.</text:span></text:p>
      <text:p text:style-name="P20"><text:span text:style-name="T12">Per-Point Movement Evidence Threshold</text:span><text:line-break/><text:span text:style-name="T13">The minimum movement strength score required for a Movement Evidence Record to set movement_present = true, provided the touched footprint is not trivially empty.</text:span></text:p>
      <text:p text:style-name="P21"/>
      <text:p text:style-name="P21"/>
      <text:p text:style-name="P22"><text:bookmark text:name="_pehm2888ehzl"/>Movement Evidence Record Structure</text:p>
      <text:p text:style-name="P23"><text:bookmark text:name="_56cpuuhtlw3j"/>Purpose</text:p>
      <text:p text:style-name="P24">A Movement Evidence Record is the smallest carried-forward unit of detected movement evidence in the pipeline.</text:p>
      <text:p text:style-name="P24">Its role is to preserve the result of one evaluation point so that later stages can:</text:p>
      <text:list text:style-name="WWNum37">
        <text:list-item>
          <text:p text:style-name="P25">derive footprints</text:p>
        </text:list-item>
        <text:list-item>
          <text:p text:style-name="P25"><text:soft-page-break/>build movement spans</text:p>
        </text:list-item>
        <text:list-item>
          <text:p text:style-name="P25">build candidate unions</text:p>
        </text:list-item>
        <text:list-item>
          <text:p text:style-name="P25">build time slices and sub-time slices</text:p>
        </text:list-item>
        <text:list-item>
          <text:p text:style-name="P25">refine earlier evidence without recomputing movement evidence from raw video from scratch</text:p>
        </text:list-item>
      </text:list>
      <text:p text:style-name="P23"><text:bookmark text:name="_8hdxuqb16zdt"/>Core rule</text:p>
      <text:p text:style-name="P24">Stage 1 should produce one Movement Evidence Record for each evaluation point it processes.</text:p>
      <text:p text:style-name="P24">These records are ordered chronologically and carried forward through later stages.</text:p>
      <text:p text:style-name="P24">A Movement Evidence Record may represent either:</text:p>
      <text:list text:style-name="WWNum24">
        <text:list-item>
          <text:p text:style-name="P26">meaningful movement evidence being present</text:p>
        </text:list-item>
        <text:list-item>
          <text:p text:style-name="P26">or no meaningful movement evidence being present</text:p>
        </text:list-item>
      </text:list>
      <text:p text:style-name="P27">Both cases are important, because later stages need to reason about:</text:p>
      <text:list text:style-name="WWNum32">
        <text:list-item>
          <text:p text:style-name="P28">active periods</text:p>
        </text:list-item>
        <text:list-item>
          <text:p text:style-name="P28">inactive gaps</text:p>
        </text:list-item>
        <text:list-item>
          <text:p text:style-name="P28">nearby quiet reference regions</text:p>
        </text:list-item>
      </text:list>
      <text:p text:style-name="P23"><text:bookmark text:name="_r6g2y2n4qpkp"/>Mandatory fields</text:p>
      <text:p text:style-name="P24">Each Movement Evidence Record should store:</text:p>
      <text:list text:style-name="WWNum26">
        <text:list-item>
          <text:p text:style-name="P29"><text:span text:style-name="T6">record_index</text:span><text:line-break/><text:span text:style-name="T7"> A sequential index identifying the record’s position in the evaluation order.</text:span></text:p>
        </text:list-item>
        <text:list-item>
          <text:p text:style-name="P29"><text:span text:style-name="T6">evaluation_point_timecode</text:span><text:line-break/><text:span text:style-name="T7"> The 30 FPS timecode of the evaluation point.</text:span></text:p>
        </text:list-item>
        <text:list-item>
          <text:p text:style-name="P29"><text:span text:style-name="T6">frame_index</text:span><text:line-break/><text:span text:style-name="T7"> The frame index associated with the evaluation point.</text:span></text:p>
        </text:list-item>
        <text:list-item>
          <text:p text:style-name="P30"><text:span text:style-name="T6">movement_present</text:span><text:line-break/><text:span text:style-name="T7"> A boolean indicating whether meaningful movement evidence was detected at that evaluation point.</text:span></text:p>
        </text:list-item>
        <text:list-item>
          <text:p text:style-name="P30"><text:span text:style-name="T6">touched_grid_coordinates</text:span><text:line-break/><text:span text:style-name="T7"> The set of grid coordinates in which movement evidence was detected at that evaluation point.</text:span></text:p>
        </text:list-item>
        <text:list-item>
          <text:p text:style-name="P30"><text:span text:style-name="T6">touched_grid_coordinate_count</text:span><text:line-break/><text:span text:style-name="T7"> The number of touched grid coordinates in that record.</text:span></text:p>
        </text:list-item>
        <text:list-item>
          <text:p text:style-name="P30"><text:span text:style-name="T6">change_magnitude_score</text:span><text:line-break/><text:span text:style-name="T7"> A normalized score representing how strongly visible change exceeds noise at that evaluation point.</text:span></text:p>
        </text:list-item>
        <text:list-item>
          <text:p text:style-name="P30"><text:span text:style-name="T6">spatial_extent_score</text:span><text:line-break/><text:span text:style-name="T7"> A normalized score representing how large the touched region is at that evaluation point.</text:span></text:p>
        </text:list-item>
        <text:list-item>
          <text:p text:style-name="P30"><text:span text:style-name="T6">temporal_persistence_score</text:span><text:line-break/><text:span text:style-name="T7"> A normalized score representing how persistent the movement evidence is across nearby evaluation points.</text:span></text:p>
        </text:list-item>
        <text:list-item>
          <text:p text:style-name="P30"><text:span text:style-name="T6">movement_strength_score</text:span><text:line-break/><text:span text:style-name="T7"> A normalized combined score representing the overall strength of movement evidence at that evaluation point.</text:span></text:p>
        </text:list-item>
      </text:list>
      <text:p text:style-name="P23"><text:bookmark text:name="_vv1o8opi7g56"/>Score field operational definitions</text:p>
      <text:p text:style-name="P31"><text:bookmark text:name="_tn1fs11m3m8r"/><text:span text:style-name="T14">All Movement Evidence Record score fields are normalized to a </text:span><text:span text:style-name="T15">0.0–1.0</text:span><text:span text:style-name="T14"> scale.</text:span></text:p>
      <text:p text:style-name="P32"><text:soft-page-break/><text:span text:style-name="T6">change_magnitude_score</text:span><text:line-break/><text:span text:style-name="T7"> Represents how strongly visible image difference exceeds the noise floor at the current evaluation point.</text:span></text:p>
      <text:p text:style-name="P33"><text:span text:style-name="T14">A value of </text:span><text:span text:style-name="T15">0.0</text:span><text:span text:style-name="T14"> means no meaningful visible difference.<text:line-break/> A value of </text:span><text:span text:style-name="T15">1.0</text:span><text:span text:style-name="T14"> means very strong visible difference.</text:span></text:p>
      <text:p text:style-name="P34"><text:span text:style-name="T6">spatial_extent_score</text:span><text:line-break/><text:span text:style-name="T7"> Represents how much of the working grid is meaningfully affected at the current evaluation point.</text:span></text:p>
      <text:p text:style-name="P35">It is derived from the proportion of touched grid coordinates relative to the full working grid.</text:p>
      <text:p text:style-name="P33"><text:span text:style-name="T14">A value of </text:span><text:span text:style-name="T15">0.0</text:span><text:span text:style-name="T14"> means a trivial spatial footprint.<text:line-break/> A value of </text:span><text:span text:style-name="T15">1.0</text:span><text:span text:style-name="T14"> means a very large spatial footprint.</text:span></text:p>
      <text:p text:style-name="P34"><text:span text:style-name="T6">temporal_persistence_score</text:span><text:line-break/><text:span text:style-name="T7"> Represents how strongly the current evaluation point is supported by nearby evaluation points in time.</text:span></text:p>
      <text:p text:style-name="P35">It is derived from the amount of nearby temporal support for meaningful movement evidence.</text:p>
      <text:p text:style-name="P33"><text:span text:style-name="T14">A value of </text:span><text:span text:style-name="T15">0.0</text:span><text:span text:style-name="T14"> means the evidence appears isolated or flicker-like.<text:line-break/> A value of </text:span><text:span text:style-name="T15">1.0</text:span><text:span text:style-name="T14"> means the evidence is strongly supported across a short temporal neighborhood.</text:span></text:p>
      <text:p text:style-name="P34"><text:span text:style-name="T6">movement_strength_score</text:span><text:line-break/><text:span text:style-name="T7"> Represents the overall strength of movement evidence at the current evaluation point.</text:span></text:p>
      <text:p text:style-name="P35">For initial implementation and benchmark testing, it should be computed as:</text:p>
      <text:list text:style-name="WWNum18">
        <text:list-item>
          <text:p text:style-name="P36">0.40 * change_magnitude_score</text:p>
        </text:list-item>
        <text:list-item>
          <text:p text:style-name="P36">0.30 * spatial_extent_score</text:p>
        </text:list-item>
        <text:list-item>
          <text:p text:style-name="P36">0.30 * temporal_persistence_score</text:p>
        </text:list-item>
      </text:list>
      <text:p text:style-name="P37">These weighted components are summed to produce the normalized movement strength score.</text:p>
      <text:p text:style-name="P34"><text:span text:style-name="T6">movement_present rule</text:span><text:line-break/><text:span text:style-name="T7"> A Movement Evidence Record should set movement_present = true only when:</text:span></text:p>
      <text:list text:style-name="WWNum31">
        <text:list-item>
          <text:p text:style-name="P38">the movement strength score exceeds the Stage 1 per-point movement evidence threshold</text:p>
        </text:list-item>
        <text:list-item>
          <text:p text:style-name="P38">and the touched footprint is not trivially empty</text:p>
        </text:list-item>
      </text:list>
      <text:p text:style-name="P35"><text:bookmark text:name="_v16ydjdw0h3b"/>These score definitions are starting defaults and may be tuned later through benchmark testing.</text:p>
      <text:p text:style-name="P32"><text:span text:style-name="T6">Per-point movement evidence threshold</text:span><text:line-break/><text:span text:style-name="T7"> For initial implementation and benchmark testing, Stage 1 should use:</text:span></text:p>
      <text:list text:style-name="WWNum35">
        <text:list-item>
          <text:p text:style-name="P39"><text:soft-page-break/><text:span text:style-name="T16">Per-Point Movement Evidence Threshold = </text:span><text:span text:style-name="T17">0.50</text:span></text:p>
        </text:list-item>
      </text:list>
      <text:p text:style-name="P40"><text:span text:style-name="T14">A Movement Evidence Record should set </text:span><text:span text:style-name="T15">movement_present = true</text:span><text:span text:style-name="T14"> only when:</text:span></text:p>
      <text:list text:style-name="WWNum2">
        <text:list-item>
          <text:p text:style-name="P41">movement_strength_score &gt;= 0.50</text:p>
        </text:list-item>
        <text:list-item>
          <text:p text:style-name="P42"><text:span text:style-name="T14">and </text:span><text:span text:style-name="T15">touched_grid_coordinate_count &gt;= 1</text:span></text:p>
        </text:list-item>
      </text:list>
      <text:p text:style-name="P40"><text:span text:style-name="T14">Otherwise, </text:span><text:span text:style-name="T15">movement_present = false</text:span><text:span text:style-name="T14">.</text:span></text:p>
      <text:p text:style-name="P35">This threshold is a record-level evidence decision only. It does not by itself open, continue, or close a movement span.</text:p>
      <text:p text:style-name="P35"><text:bookmark text:name="_9o3glu1a8q32"/>These are starting defaults, not final truths, and may be tuned later through benchmark testing.</text:p>
      <text:p text:style-name="P23"><text:bookmark text:name="_o0awwuyxb4ek"/>Optional fields</text:p>
      <text:p text:style-name="P24">The implementation may also store optional diagnostic or helper fields, such as:</text:p>
      <text:list text:style-name="WWNum36">
        <text:list-item>
          <text:p text:style-name="P43">mask summaries</text:p>
        </text:list-item>
        <text:list-item>
          <text:p text:style-name="P43">active block counts</text:p>
        </text:list-item>
        <text:list-item>
          <text:p text:style-name="P43">debug threshold flags</text:p>
        </text:list-item>
        <text:list-item>
          <text:p text:style-name="P43">crop-relative statistics</text:p>
        </text:list-item>
        <text:list-item>
          <text:p text:style-name="P43">reference links to later spans or unions</text:p>
        </text:list-item>
      </text:list>
      <text:p text:style-name="P24">These optional fields may support debugging and tuning, but are not required by the core design.</text:p>
      <text:p text:style-name="P23"><text:bookmark text:name="_g5ouvs1agfro"/>Footprint derivation rule</text:p>
      <text:p text:style-name="P24">Later stages should derive footprints from Movement Evidence Records rather than rediscovering movement from raw video.</text:p>
      <text:p text:style-name="P24">A footprint for any time-bounded object is formed by taking the union of all touched grid coordinates from the Movement Evidence Records whose evaluation points fall within that object’s time range.</text:p>
      <text:p text:style-name="P24">This applies to:</text:p>
      <text:list text:style-name="WWNum34">
        <text:list-item>
          <text:p text:style-name="P44">movement span footprints</text:p>
        </text:list-item>
        <text:list-item>
          <text:p text:style-name="P44">union footprints</text:p>
        </text:list-item>
        <text:list-item>
          <text:p text:style-name="P44">slice footprints</text:p>
        </text:list-item>
        <text:list-item>
          <text:p text:style-name="P44">sub-time-slice footprints</text:p>
        </text:list-item>
      </text:list>
      <text:p text:style-name="P23"><text:bookmark text:name="_qhm0j1u49qwm"/>Inclusion rule</text:p>
      <text:p text:style-name="P24">A grid coordinate contributes to a derived footprint if it appears in at least one Movement Evidence Record whose evaluation point falls inside the relevant time range.</text:p>
      <text:p text:style-name="P23"><text:bookmark text:name="_1sald5a5coow"/>Evidence reuse rule</text:p>
      <text:p text:style-name="P24">Later stages should refine the Movement Evidence Records carried forward from Stage 1 rather than recomputing movement evidence from raw video from scratch by default.</text:p>
      <text:p text:style-name="P23"><text:bookmark text:name="_unclsgtw0xl4"/>Design principles</text:p>
      <text:p text:style-name="P24">The Movement Evidence Record system should follow these principles:</text:p>
      <text:list text:style-name="WWNum29">
        <text:list-item>
          <text:p text:style-name="P45">one record per evaluation point</text:p>
        </text:list-item>
        <text:list-item>
          <text:p text:style-name="P45">chronological ordering is preserved</text:p>
        </text:list-item>
        <text:list-item>
          <text:p text:style-name="P45"><text:soft-page-break/>inactive evaluation points are still recorded</text:p>
        </text:list-item>
        <text:list-item>
          <text:p text:style-name="P45">later stages derive footprints from records rather than rescanning raw video</text:p>
        </text:list-item>
        <text:list-item>
          <text:p text:style-name="P45">records provide the shared evidence base for the whole staged pipeline</text:p>
        </text:list-item>
      </text:list>
      <text:p text:style-name="P46"/>
      <text:p text:style-name="P46"/>
      <text:p text:style-name="P46"/>
      <text:p text:style-name="P22"><text:bookmark text:name="_i6mos56hqajv"/>Lasting Change Evidence Score Structure</text:p>
      <text:p text:style-name="P23"><text:bookmark text:name="_fw84gve472an"/>Purpose</text:p>
      <text:p text:style-name="P24">The Lasting Change Evidence Score is a normalized <text:span text:style-name="T18">0.0–1.0</text:span> score representing how strongly persistent art change is supported within the relevant footprint.</text:p>
      <text:p text:style-name="P24">It is used in:</text:p>
      <text:list text:style-name="WWNum33">
        <text:list-item>
          <text:p text:style-name="P47">Stage 3 for candidate union screening</text:p>
        </text:list-item>
        <text:list-item>
          <text:p text:style-name="P47">Stage 4 for time-slice classification</text:p>
        </text:list-item>
        <text:list-item>
          <text:p text:style-name="P47">Stage 5 for sub-time-slice classification</text:p>
        </text:list-item>
      </text:list>
      <text:p text:style-name="P23"><text:bookmark text:name="_vvtcq5wgd3rw"/>Core rule</text:p>
      <text:p text:style-name="P24">The Lasting Change Evidence Score should always be computed from normalized component scores.</text:p>
      <text:p text:style-name="P24">Each component score should be normalized to a <text:span text:style-name="T18">0.0–1.0</text:span> scale before combination.</text:p>
      <text:p text:style-name="P24">The final Lasting Change Evidence Score should also be normalized to a <text:span text:style-name="T18">0.0–1.0</text:span> scale.</text:p>
      <text:p text:style-name="P48">Stage 4 / Stage 5 local-settlement scoring rule</text:p>
      <text:p text:style-name="P49">For Stage 4 and Stage 5, the shared score components must be interpreted through settled sub-regions within the relevant slice footprint or sub-time-slice footprint, rather than by treating the whole footprint as one uniformly settled area.</text:p>
      <text:p text:style-name="P49">This means the score should be driven by the local regions within the footprint that have actually settled enough to support a meaningful before/after comparison.</text:p>
      <text:p text:style-name="P49">Regions that are still actively changing or still obscured by ongoing motion at the end of the slice or sub-time slice must not be treated as settled support for lasting-change scoring.</text:p>
      <text:p text:style-name="P49">As a result:</text:p>
      <text:list text:style-name="L1">
        <text:list-item>
          <text:p text:style-name="P50">persistent_difference_score should reflect meaningful lasting difference in settled sub-regions</text:p>
        </text:list-item>
        <text:list-item>
          <text:p text:style-name="P50">footprint_support_score should reflect how much of the relevant settled local footprint is actually supported by lasting change</text:p>
        </text:list-item>
        <text:list-item>
          <text:p text:style-name="P50">after_window_persistence_score should reflect whether those settled local changes remain present across the after window </text:p>
        </text:list-item>
      </text:list>
      <text:p text:style-name="P23"><text:bookmark text:name="_ntsyv82kohnw"/>Shared component scores</text:p>
      <text:p text:style-name="P51"><text:span text:style-name="T6">persistent_difference_score</text:span><text:line-break/><text:span text:style-name="T7"> Represents how much meaningful visual difference exists between the relevant before state and after state inside the relevant footprint.</text:span></text:p>
      <text:p text:style-name="P24">It should be computed by:</text:p>
      <text:list text:style-name="WWNum25">
        <text:list-item>
          <text:p text:style-name="P52">comparing the before state and after state inside the relevant footprint</text:p>
        </text:list-item>
        <text:list-item>
          <text:p text:style-name="P52">ignoring differences below the noise floor</text:p>
        </text:list-item>
        <text:list-item>
          <text:p text:style-name="P52"><text:soft-page-break/>measuring the remaining normalized difference magnitude</text:p>
        </text:list-item>
        <text:list-item>
          <text:p text:style-name="P52">clamping or normalizing the result to a <text:span text:style-name="T18">0.0–1.0</text:span> scale</text:p>
        </text:list-item>
      </text:list>
      <text:p text:style-name="P53">A value of <text:span text:style-name="T18">0.0</text:span> means no meaningful persistent difference.<text:line-break/> A value of <text:span text:style-name="T18">1.0</text:span> means very strong persistent difference.</text:p>
      <text:p text:style-name="P51"><text:span text:style-name="T6">footprint_support_score</text:span><text:line-break/><text:span text:style-name="T7"> Represents how much of the relevant footprint is actually supported by lasting change rather than being trivial, sparse, or weakly supported.</text:span></text:p>
      <text:p text:style-name="P24">It should be computed by:</text:p>
      <text:list text:style-name="WWNum1">
        <text:list-item>
          <text:p text:style-name="P54">identifying which grid coordinates inside the relevant footprint show lasting difference between the before state and after state</text:p>
        </text:list-item>
        <text:list-item>
          <text:p text:style-name="P54">dividing that count by the total number of grid coordinates in the relevant footprint</text:p>
        </text:list-item>
        <text:list-item>
          <text:p text:style-name="P54">normalizing the result to a <text:span text:style-name="T18">0.0–1.0</text:span> scale</text:p>
        </text:list-item>
      </text:list>
      <text:p text:style-name="P53">A value of <text:span text:style-name="T18">0.0</text:span> means the footprint provides little or no meaningful support.<text:line-break/> A value of <text:span text:style-name="T18">1.0</text:span> means the footprint provides strong meaningful support.</text:p>
      <text:p text:style-name="P55"><text:span text:style-name="T19">For Stage 4 and Stage 5, footprint support should be judged from settled sub-regions within the relevant slice or sub-time-slice footprint, not from gross footprint size alone.</text:span><text:span text:style-name="T7"> </text:span></text:p>
      <text:p text:style-name="P51"><text:span text:style-name="T6">after_window_persistence_score</text:span><text:line-break/><text:span text:style-name="T7"> Represents how consistently the detected change remains present across the full after window rather than appearing only briefly and then disappearing.</text:span></text:p>
      <text:p text:style-name="P24">It should be computed by:</text:p>
      <text:list text:style-name="WWNum22">
        <text:list-item>
          <text:p text:style-name="P56">comparing each sampled point in the after window against the relevant before state inside the relevant footprint</text:p>
        </text:list-item>
        <text:list-item>
          <text:p text:style-name="P56">measuring whether the detected change is still present</text:p>
        </text:list-item>
        <text:list-item>
          <text:p text:style-name="P56">averaging that persistence across the after window</text:p>
        </text:list-item>
        <text:list-item>
          <text:p text:style-name="P56">normalizing the result to a <text:span text:style-name="T18">0.0–1.0</text:span> scale</text:p>
        </text:list-item>
      </text:list>
      <text:p text:style-name="P53">A value of <text:span text:style-name="T18">0.0</text:span> means the change is not stable across the after window.<text:line-break/> A value of <text:span text:style-name="T18">1.0</text:span> means the change remains strongly stable across the after window.</text:p>
      <text:p text:style-name="Text_20_body"><text:span text:style-name="T1">reveal_window_hold_score</text:span></text:p>
      <text:p text:style-name="Text_20_body">This score measures whether the post-union changed state remains revealed and stable in a short follow-up window after the initial after window.</text:p>
      <text:p text:style-name="Text_20_body">Its purpose is to reduce false survival from cases where the immediate after window appears supportive, but the supposed lasting change is not actually held once the scene continues to settle.</text:p>
      <text:p text:style-name="Text_20_body">A higher reveal_window_hold_score means the changed state remains visibly present and stable beyond the initial after window.</text:p>
      <text:p text:style-name="Text_20_body"/>
      <text:p text:style-name="P57"/>
      <text:p text:style-name="P57"><text:bookmark text:name="_ywzzztvxijf4"/>Stage 3 score formula</text:p>
      <text:p text:style-name="P24">For the current art-state Stage 3 design, the Stage 3 lasting change evidence score is computed from four components:</text:p>
      <text:list text:style-name="WWNum21">
        <text:list-header>
          <text:p text:style-name="P58"><text:soft-page-break/>lasting_change_evidence_score =</text:p>
        </text:list-header>
        <text:list-item>
          <text:p text:style-name="P59">0.45 * persistent_difference_score</text:p>
        </text:list-item>
        <text:list-item>
          <text:p text:style-name="P59">+ 0.30 * footprint_support_score</text:p>
        </text:list-item>
        <text:list-item>
          <text:p text:style-name="P59">+ 0.15 * after_window_persistence_score</text:p>
        </text:list-item>
        <text:list-item>
          <text:p text:style-name="P59">+ 0.10 * reveal_window_hold_score</text:p>
        </text:list-item>
      </text:list>
      <text:p text:style-name="P24">These weighted components are summed to produce the normalized Stage 3 Lasting Change Evidence Score.</text:p>
      <text:p text:style-name="P60"/>
      <text:p text:style-name="P60">Stage 3 scoring note</text:p>
      <text:p text:style-name="Text_20_body">In Stage 3, the before window functions as the baseline comparison state and is evaluated mainly for reliability and quietness, not for persistence of a changed state.</text:p>
      <text:p text:style-name="Text_20_body">The persistence-oriented checks therefore apply on the post-union side:</text:p>
      <text:list text:style-name="L2">
        <text:list-item>
          <text:p text:style-name="P61">after_window_persistence_score checks whether the changed state remains present across the immediate after window</text:p>
        </text:list-item>
        <text:list-item>
          <text:p text:style-name="P61">reveal_window_hold_score checks whether that changed state continues to hold in a short follow-up reveal window</text:p>
        </text:list-item>
      </text:list>
      <text:p text:style-name="Text_20_body"/>
      <text:p text:style-name="P23"><text:bookmark text:name="_crlp6t9bnhkh"/>Stage 4 and Stage 5 score formula</text:p>
      <text:p text:style-name="P24">For initial implementation and benchmark testing, Stage 4 and Stage 5 should compute Lasting Change Evidence Score as:</text:p>
      <text:list text:style-name="WWNum27">
        <text:list-item>
          <text:p text:style-name="P62">0.45 * persistent_difference_score</text:p>
        </text:list-item>
        <text:list-item>
          <text:p text:style-name="P62">0.35 * footprint_support_score</text:p>
        </text:list-item>
        <text:list-item>
          <text:p text:style-name="P62">0.20 * after_window_persistence_score</text:p>
        </text:list-item>
      </text:list>
      <text:p text:style-name="P24">These weighted components are summed to produce the normalized Stage 4 / Stage 5 Lasting Change Evidence Score.</text:p>
      <text:p text:style-name="P23"><text:bookmark text:name="_qbkvnw15vecd"/>Design principle</text:p>
      <text:p text:style-name="P24">The Lasting Change Evidence Score uses one shared conceptual model across Stages 3, 4, and 5, but the exact weighting may differ by stage depending on whether the stage is performing:</text:p>
      <text:list text:style-name="WWNum17">
        <text:list-item>
          <text:p text:style-name="P63">coarse union screening</text:p>
        </text:list-item>
        <text:list-item>
          <text:p text:style-name="P63">or finer slice-level classification</text:p>
        </text:list-item>
      </text:list>
      <text:p text:style-name="P23"><text:bookmark text:name="_1dn3m8bjkexh"/>Tuning note</text:p>
      <text:p text:style-name="P24">These score formulas are starting defaults, not final truths, and may be tuned later through benchmark testing.</text:p>
      <text:p text:style-name="P24"/>
      <text:p text:style-name="P24"/>
      <text:p text:style-name="P64">Stage 1: Movement Detection</text:p>
      <text:p text:style-name="P65">Purpose</text:p>
      <text:p text:style-name="P24">Stage 1 detects movement spans in the video. Its role is only to determine:</text:p>
      <text:list text:style-name="WWNum6">
        <text:list-item>
          <text:p text:style-name="P66"><text:soft-page-break/>when visible movement begins</text:p>
        </text:list-item>
        <text:list-item>
          <text:p text:style-name="P66">when visible movement ends</text:p>
        </text:list-item>
        <text:list-item>
          <text:p text:style-name="P66">which grid coordinates were touched during that interval</text:p>
        </text:list-item>
      </text:list>
      <text:p text:style-name="P27">Stage 1 does not decide whether the movement is meaningful art change.</text:p>
      <text:p text:style-name="P65">Inputs</text:p>
      <text:list text:continue-numbering="true" text:style-name="WWNum6">
        <text:list-item>
          <text:p text:style-name="P66">video frames</text:p>
        </text:list-item>
        <text:list-item>
          <text:p text:style-name="P66">grid overlay</text:p>
        </text:list-item>
      </text:list>
      <text:p text:style-name="P65">Outputs</text:p>
      <text:p text:style-name="P24">A list of movement spans. Each movement span stores:</text:p>
      <text:list text:continue-numbering="true" text:style-name="WWNum6">
        <text:list-item>
          <text:p text:style-name="P66">start_time</text:p>
        </text:list-item>
        <text:list-item>
          <text:p text:style-name="P66">end_time</text:p>
        </text:list-item>
        <text:list-item>
          <text:p text:style-name="P66">footprint</text:p>
        </text:list-item>
        <text:list-item>
          <text:p text:style-name="P66">footprint_size</text:p>
        </text:list-item>
      </text:list>
      <text:p text:style-name="P67">Evaluation-point cadence rule</text:p>
      <text:p text:style-name="P68">Stage 1 should evaluate the video at a fixed cadence rather than at irregular or event-driven points.</text:p>
      <text:p text:style-name="P68">For the initial default design, one Movement Evidence Record should be created for every video frame in the working timeline</text:p>
      <text:p text:style-name="P69">Design Note: The default Stage 1 span state machine assumes this per-frame evaluation cadence.</text:p>
      <text:p text:style-name="P69">If the evaluation cadence is changed in a later implementation, any rule expressed in counts of evaluation points must be re-tuned accordingly.</text:p>
      <text:p text:style-name="P65">Responsibilities</text:p>
      <text:list text:continue-numbering="true" text:style-name="WWNum6">
        <text:list-item>
          <text:p text:style-name="P66">scans the video in time order</text:p>
        </text:list-item>
        <text:list-item>
          <text:p text:style-name="P66">detects movement events</text:p>
        </text:list-item>
        <text:list-item>
          <text:p text:style-name="P66">opens a movement span when movement evidence becomes strong enough and sustained enough</text:p>
        </text:list-item>
        <text:list-item>
          <text:p text:style-name="P66">keeps the span open while movement continues</text:p>
        </text:list-item>
        <text:list-item>
          <text:p text:style-name="P66">closes the span when inactivity becomes sustained</text:p>
        </text:list-item>
        <text:list-item>
          <text:p text:style-name="P66">records all touched grid coordinates as the span’s footprint</text:p>
        </text:list-item>
      </text:list>
      <text:p text:style-name="P65"><text:soft-page-break/>Non-responsibilities</text:p>
      <text:list xml:id="list102630011453264" text:continue-numbering="true" text:style-name="WWNum6">
        <text:list-item>
          <text:p text:style-name="P66">group spans together</text:p>
        </text:list-item>
        <text:list-item>
          <text:p text:style-name="P66">construct candidate unions</text:p>
        </text:list-item>
        <text:list-item>
          <text:p text:style-name="P66">judge validity</text:p>
        </text:list-item>
        <text:list-item>
          <text:p text:style-name="P66">compare before and after for lasting change</text:p>
        </text:list-item>
        <text:list-item>
          <text:p text:style-name="P66">classify unions as rejected or surviving</text:p>
        </text:list-item>
        <text:list-item>
          <text:p text:style-name="P66">refine slices</text:p>
        </text:list-item>
        <text:list-item>
          <text:p text:style-name="P66">construct clips</text:p>
        </text:list-item>
      </text:list>
      <text:p text:style-name="P65">Meaningful movement evidence</text:p>
      <text:p text:style-name="P24">For Stage 1, movement evidence must not be based on a single changed pixel or a single changed frame.</text:p>
      <text:p text:style-name="P24"/>
      <text:p text:style-name="P24">Stage 1 should judge meaningful movement evidence from the combined contribution of:</text:p>
      <text:p text:style-name="P24"/>
      <text:list text:style-name="L3">
        <text:list-item>
          <text:p text:style-name="P70">change magnitude — enough visible difference to exceed noise</text:p>
        </text:list-item>
        <text:list-item>
          <text:p text:style-name="P71">spatial extent — enough touched grid coordinates to be more than a trivial blip</text:p>
        </text:list-item>
        <text:list-item>
          <text:p text:style-name="P71">temporal persistence — evidence of change across multiple nearby evaluation points</text:p>
        </text:list-item>
        <text:list-item>
          <text:p text:style-name="P71">No single component is sufficient on its own.</text:p>
        </text:list-item>
      </text:list>
      <text:p text:style-name="P24">Instead, Stage 1 should combine these components into the movement strength score and use that combined evidence to decide whether movement is present, with the additional safeguard that the touched footprint must not be trivially empty.</text:p>
      <text:p text:style-name="P72"><text:span text:style-name="T20">Stage 1 record-to-span rule</text:span></text:p>
      <text:p text:style-name="P27">Stage 1 uses Movement Evidence Records as its evidence base.</text:p>
      <text:p text:style-name="P24">At the record level, <text:span text:style-name="T18">movement_present</text:span> identifies whether a single evaluation point contains meaningful movement evidence.</text:p>
      <text:p text:style-name="P24">At the span level, opening, continuation, and closing decisions are made from sequences of records rather than from any single record alone.</text:p>
      <text:p text:style-name="P65">Movement span opening rule</text:p>
      <text:p text:style-name="P24">A movement span opens when visible change is detected strongly enough across a short temporal sequence of evaluation points to exceed the movement-opening threshold. Conceptually, this means:</text:p>
      <text:list text:continue-list="list102630011453264" text:style-name="WWNum6">
        <text:list-item>
          <text:p text:style-name="P66">movement appears across multiple nearby evaluation points</text:p>
        </text:list-item>
        <text:list-item>
          <text:p text:style-name="P66">the detected footprint is large enough to exceed trivial noise</text:p>
        </text:list-item>
        <text:list-item>
          <text:p text:style-name="P66">the change is persistent enough to count as a real movement event rather than a one-frame flicker</text:p>
        </text:list-item>
      </text:list>
      <text:p text:style-name="P27">Opening should require stronger evidence than continuing.</text:p>
      <text:p text:style-name="P65"><text:soft-page-break/>Movement span continuation rule</text:p>
      <text:p text:style-name="P24">A movement span continues while visible change remains above the continuation threshold, or while any inactivity gap is still shorter than the movement-closing threshold. Conceptually, this means:</text:p>
      <text:list text:continue-numbering="true" text:style-name="WWNum6">
        <text:list-item>
          <text:p text:style-name="P66">the movement still appears active</text:p>
        </text:list-item>
        <text:list-item>
          <text:p text:style-name="P66">or the pause is short enough that it still belongs to the same ongoing movement span</text:p>
        </text:list-item>
      </text:list>
      <text:p text:style-name="P24">Continuation should be more forgiving than opening, so that one real movement episode does not fragment too easily.</text:p>
      <text:p text:style-name="P65">Movement span closing rule</text:p>
      <text:p text:style-name="P24">A movement span closes when visible change remains below threshold for a sustained inactive streak long enough to count as a true stop. Conceptually, this means:</text:p>
      <text:list text:continue-numbering="true" text:style-name="WWNum6">
        <text:list-item>
          <text:p text:style-name="P66">one quiet evaluation point is not enough to close a span</text:p>
        </text:list-item>
        <text:list-item>
          <text:p text:style-name="P66">closing requires consecutive inactivity</text:p>
        </text:list-item>
        <text:list-item>
          <text:p text:style-name="P66">the span ends only when movement has clearly stopped rather than merely dipped briefly</text:p>
        </text:list-item>
      </text:list>
      <text:p text:style-name="P73"/>
      <text:p text:style-name="P74">Default span state machine rule</text:p>
      <text:p text:style-name="P75">For initial implementation and benchmark testing, Stage 1 should use a simple record-based span state machine built from Movement Evidence Records rather than opening or closing spans from any single evaluation point alone.</text:p>
      <text:p text:style-name="P74">Default opening rule</text:p>
      <text:p text:style-name="P75">A movement span should open only when meaningful movement evidence appears in a short recent cluster of evaluation points.</text:p>
      <text:p text:style-name="P75">For the initial default rule, Stage 1 should open a movement span when at least 2 of the last 3 evaluation points have movement_present = true.</text:p>
      <text:p text:style-name="P74">Default continuation rule</text:p>
      <text:p text:style-name="P75">Once a movement span is open, it should remain open while movement evidence continues often enough to suggest the same movement episode is still ongoing.</text:p>
      <text:p text:style-name="P75">For the initial default rule, Stage 1 should keep the span open unless the closing rule has been satisfied.</text:p>
      <text:p text:style-name="P75">This allows brief dips in activity without fragmenting one real movement episode into many small spans.</text:p>
      <text:p text:style-name="P76">Default closing rule</text:p>
      <text:p text:style-name="P75">A movement span should close only after sustained inactivity, not after a single quiet evaluation point.</text:p>
      <text:p text:style-name="P75">For the initial default rule, Stage 1 should close a movement span after 3 consecutive evaluation points with movement_present = false.</text:p>
      <text:p text:style-name="P77">Design note</text:p>
      <text:p text:style-name="P78">These defaults are intended to provide a concrete operational baseline, not final tuned values.</text:p>
      <text:p text:style-name="P78"><text:soft-page-break/>They may be adjusted later through benchmark testing if the tool proves too eager to fragment movement spans or too slow to close them.</text:p>
      <text:p text:style-name="P65">Footprint rule</text:p>
      <text:p text:style-name="P24">While a movement span is open, any grid coordinate in which visible change is detected is added to that span’s footprint. The footprint therefore represents the full set of grid coordinates touched by detected movement during the lifetime of that span.</text:p>
      <text:p text:style-name="P65">Design principles for Stage 1</text:p>
      <text:list text:continue-numbering="true" text:style-name="WWNum6">
        <text:list-item>
          <text:p text:style-name="P66">opening requires stronger evidence than continuing</text:p>
        </text:list-item>
        <text:list-item>
          <text:p text:style-name="P66">continuing allows brief dips without fragmenting the span</text:p>
        </text:list-item>
        <text:list-item>
          <text:p text:style-name="P66">closing requires sustained inactivity</text:p>
        </text:list-item>
        <text:list-item>
          <text:p text:style-name="P66">movement evidence must combine magnitude, spatial extent, and persistence</text:p>
        </text:list-item>
        <text:list-item>
          <text:p text:style-name="P66">Stage 1 detects visible movement only, not meaningful art change</text:p>
        </text:list-item>
      </text:list>
      <text:p text:style-name="P65">Placeholder tuning guidance</text:p>
      <text:p text:style-name="P24">The exact numeric thresholds for opening, continuing, and closing are still tuning parameters, not final design truths. For now, Stage 1 should assume:</text:p>
      <text:list text:continue-numbering="true" text:style-name="WWNum6">
        <text:list-item>
          <text:p text:style-name="P66">opening uses a stricter threshold than continuation</text:p>
        </text:list-item>
        <text:list-item>
          <text:p text:style-name="P66">continuation uses a slightly lower threshold than opening</text:p>
        </text:list-item>
        <text:list-item>
          <text:p text:style-name="P66">closing depends on multiple consecutive inactive evaluation points rather than a single quiet point</text:p>
        </text:list-item>
      </text:list>
      <text:p text:style-name="P24">The exact placeholder numbers should be defined separately as tunable parameters, not embedded into the conceptual definition itself.</text:p>
      <text:p text:style-name="P2">Stage 2: Union Construction</text:p>
      <text:p text:style-name="P65">Purpose</text:p>
      <text:p text:style-name="P24">Stage 2 groups nearby movement spans into candidate unions. Its role is only to determine:</text:p>
      <text:list text:continue-numbering="true" text:style-name="WWNum6">
        <text:list-item>
          <text:p text:style-name="P66">which movement spans plausibly belong to the same movement episode</text:p>
        </text:list-item>
        <text:list-item>
          <text:p text:style-name="P66">where each candidate union begins and ends</text:p>
        </text:list-item>
        <text:list-item>
          <text:p text:style-name="P66">what the combined footprint of that union is</text:p>
        </text:list-item>
      </text:list>
      <text:p text:style-name="P27">Stage 2 does not decide whether a candidate union contains meaningful lasting change.</text:p>
      <text:p text:style-name="P24">Stage 2 should prefer mild over-grouping to over-splitting, because Stage 3 is responsible for rejecting candidate unions that do not show enough lasting change.</text:p>
      <text:p text:style-name="P65"><text:soft-page-break/>Inputs</text:p>
      <text:list xml:id="list102631604836958" text:continue-numbering="true" text:style-name="WWNum6">
        <text:list-item>
          <text:p text:style-name="P66">the list of movement spans from Stage 1</text:p>
        </text:list-item>
      </text:list>
      <text:p text:style-name="P79">Required movement span fields:</text:p>
      <text:list xml:id="list1271314856" text:style-name="WWNum7">
        <text:list-item>
          <text:p text:style-name="P80">start_time</text:p>
        </text:list-item>
        <text:list-item>
          <text:p text:style-name="P80">end_time</text:p>
        </text:list-item>
        <text:list-item>
          <text:p text:style-name="P80">footprint</text:p>
        </text:list-item>
        <text:list-item>
          <text:p text:style-name="P80">footprint_size</text:p>
        </text:list-item>
      </text:list>
      <text:p text:style-name="P65">Outputs</text:p>
      <text:p text:style-name="P24">Stage 2 outputs a list of candidate unions. Each candidate union stores:</text:p>
      <text:list text:continue-list="list102631604836958" text:style-name="WWNum6">
        <text:list-item>
          <text:p text:style-name="P66">start_time</text:p>
        </text:list-item>
        <text:list-item>
          <text:p text:style-name="P66">end_time</text:p>
        </text:list-item>
        <text:list-item>
          <text:p text:style-name="P66">member_movement_spans</text:p>
        </text:list-item>
        <text:list-item>
          <text:p text:style-name="P66">union_footprint</text:p>
        </text:list-item>
        <text:list-item>
          <text:p text:style-name="P66">union_footprint_size</text:p>
        </text:list-item>
      </text:list>
      <text:p text:style-name="P65">Core idea</text:p>
      <text:p text:style-name="P24">Stage 2 groups movement spans into broader episodes worth investigating. Validity is not decided until later stages.</text:p>
      <text:p text:style-name="P65">Comparison policy</text:p>
      <text:p text:style-name="P24">When evaluating whether a new movement span should join the current candidate union:</text:p>
      <text:list text:continue-numbering="true" text:style-name="WWNum6">
        <text:list-item>
          <text:p text:style-name="P66">the temporal relationship is compared against the immediately previous movement span</text:p>
        </text:list-item>
        <text:list-item>
          <text:p text:style-name="P66">the spatial relationship is compared against the current candidate union footprint</text:p>
        </text:list-item>
      </text:list>
      <text:p text:style-name="P65">Temporal rule</text:p>
      <text:p text:style-name="P24">Stage 2 uses two temporal thresholds:</text:p>
      <text:list text:continue-numbering="true" text:style-name="WWNum6">
        <text:list-item>
          <text:p text:style-name="P66">Strong Continuity Gap — a very short temporal gap that strongly suggests the new span belongs to the same ongoing episode.</text:p>
        </text:list-item>
        <text:list-item>
          <text:p text:style-name="P66">Maximum Union Gap — the largest temporal gap that still allows a new span to belong to the current candidate union.</text:p>
        </text:list-item>
      </text:list>
      <text:p text:style-name="P24">The grouping logic is:</text:p>
      <text:list text:continue-numbering="true" text:style-name="WWNum6">
        <text:list-item>
          <text:p text:style-name="P66">if the temporal gap is greater than the Maximum Union Gap, start a new candidate union</text:p>
        </text:list-item>
        <text:list-item>
          <text:p text:style-name="P66"><text:soft-page-break/>if the temporal gap is within the Strong Continuity Gap, join the current candidate union automatically</text:p>
        </text:list-item>
        <text:list-item>
          <text:p text:style-name="P66">if the temporal gap falls between those two thresholds, spatial evidence is used to decide whether the new span should join the current union</text:p>
        </text:list-item>
      </text:list>
      <text:p text:style-name="P65">Spatial rule</text:p>
      <text:p text:style-name="P24">A new movement span is considered spatially proximate to the current candidate union if its footprint:</text:p>
      <text:list text:continue-numbering="true" text:style-name="WWNum6">
        <text:list-item>
          <text:p text:style-name="P66">overlaps the current union footprint</text:p>
        </text:list-item>
        <text:list-item>
          <text:p text:style-name="P66">or is adjacent to it</text:p>
        </text:list-item>
        <text:list-item>
          <text:p text:style-name="P66">or lies within the allowed maximum spatial distance of it</text:p>
        </text:list-item>
      </text:list>
      <text:p text:style-name="P27">Spatial proximity is a supporting signal, not a hard requirement in all cases.</text:p>
      <text:p text:style-name="P81">Working-grid note:</text:p>
      <text:p text:style-name="P82">For the current default design, spatial distance on the working grid is measured using Chebyshev distance, so diagonal neighbors count as distance 1.</text:p>
      <text:p text:style-name="P82">Stage 2 intentionally allows mild over-grouping by comparing new spans against the growing union footprint, but this is constrained by conservative temporal-gap limits and by union-expansion guardrails that prevent large sudden footprint growth from being absorbed too freely.</text:p>
      <text:p text:style-name="P65">Grouping rule</text:p>
      <text:p text:style-name="P24">A new movement span joins the current candidate union when:</text:p>
      <text:list text:continue-numbering="true" text:style-name="WWNum6">
        <text:list-item>
          <text:p text:style-name="P66">its temporal gap is small enough to remain eligible for grouping</text:p>
        </text:list-item>
        <text:list-item>
          <text:p text:style-name="P66">and either:</text:p>
        </text:list-item>
        <text:list-item>
          <text:p text:style-name="P66">the temporal gap is within the Strong Continuity Gap</text:p>
        </text:list-item>
        <text:list-item>
          <text:p text:style-name="P66">or the spatial relationship supports grouping</text:p>
        </text:list-item>
      </text:list>
      <text:p text:style-name="P27">If neither condition is satisfied, a new candidate union begins.</text:p>
      <text:p text:style-name="P65">Responsibilities</text:p>
      <text:list text:continue-numbering="true" text:style-name="WWNum6">
        <text:list-item>
          <text:p text:style-name="P66">processes movement spans in chronological order</text:p>
        </text:list-item>
        <text:list-item>
          <text:p text:style-name="P66">compares each new movement span against the current candidate union</text:p>
        </text:list-item>
        <text:list-item>
          <text:p text:style-name="P66">groups spans into candidate unions when the grouping rule is satisfied</text:p>
        </text:list-item>
        <text:list-item>
          <text:p text:style-name="P66">updates the union footprint as new spans are added</text:p>
        </text:list-item>
        <text:list-item>
          <text:p text:style-name="P66">closes a candidate union when the next span no longer qualifies to join it</text:p>
        </text:list-item>
      </text:list>
      <text:p text:style-name="P65"><text:soft-page-break/>Non-responsibilities</text:p>
      <text:list text:continue-numbering="true" text:style-name="WWNum6">
        <text:list-item>
          <text:p text:style-name="P66">judge validity</text:p>
        </text:list-item>
        <text:list-item>
          <text:p text:style-name="P66">compare before and after for lasting change</text:p>
        </text:list-item>
        <text:list-item>
          <text:p text:style-name="P66">classify unions as rejected or surviving</text:p>
        </text:list-item>
        <text:list-item>
          <text:p text:style-name="P66">refine unions into slices</text:p>
        </text:list-item>
        <text:list-item>
          <text:p text:style-name="P66">construct clips</text:p>
        </text:list-item>
      </text:list>
      <text:p text:style-name="P65">Open parameter questions</text:p>
      <text:p text:style-name="P24">The exact placeholder values still need to be chosen for:</text:p>
      <text:list xml:id="list102630784366353" text:continue-numbering="true" text:style-name="WWNum6">
        <text:list-item>
          <text:p text:style-name="P66">Strong Continuity Gap</text:p>
        </text:list-item>
        <text:list-item>
          <text:p text:style-name="P66">Maximum Union Gap</text:p>
        </text:list-item>
        <text:list-item>
          <text:p text:style-name="P66">Maximum Spatial Distance</text:p>
        </text:list-item>
      </text:list>
      <text:p text:style-name="P24">These are tuning parameters, not conceptual definitions. These values will need to be discovered and adjusted through testing.</text:p>
      <text:p text:style-name="P83">Initial default parameters</text:p>
      <text:p text:style-name="P53">For initial implementation and benchmark testing, Stage 2 should use:</text:p>
      <text:list text:style-name="WWNum20">
        <text:list-item>
          <text:p text:style-name="P84"><text:span text:style-name="T1">Strong Continuity Gap</text:span> = <text:span text:style-name="T18">00:00:00:10</text:span></text:p>
        </text:list-item>
        <text:list-item>
          <text:p text:style-name="P84"><text:span text:style-name="T1">Maximum Union Gap</text:span> = <text:span text:style-name="T18">00:00:01:00</text:span></text:p>
        </text:list-item>
        <text:list-item>
          <text:p text:style-name="P84"><text:span text:style-name="T1">Maximum Spatial Distance</text:span> = <text:span text:style-name="T18">2</text:span> grid cells</text:p>
        </text:list-item>
      </text:list>
      <text:p text:style-name="P24">These are starting defaults, not final truths, and may be tuned later through benchmark testing.</text:p>
      <text:p text:style-name="P2">Stage 3: Union Screening</text:p>
      <text:p text:style-name="P65">Purpose</text:p>
      <text:p text:style-name="P24">Stage 3 evaluates each candidate union and decides whether it should be discarded or carried forward for deeper refinement. Its role is only to determine whether a candidate union shows enough evidence of lasting change to become either a rejected union or a surviving union.</text:p>
      <text:p text:style-name="P24">Stage 3 does not determine the exact valid sub-ranges inside the union.</text:p>
      <text:p text:style-name="P65">Inputs</text:p>
      <text:list text:continue-list="list102630784366353" text:style-name="WWNum6">
        <text:list-item>
          <text:p text:style-name="P85">the list of candidate unions from Stage 2</text:p>
        </text:list-item>
        <text:list-item>
          <text:p text:style-name="P85">the video frames needed for before/after comparison</text:p>
        </text:list-item>
      </text:list>
      <text:p text:style-name="P65">Outputs</text:p>
      <text:list text:continue-numbering="true" text:style-name="WWNum6">
        <text:list-item>
          <text:p text:style-name="P85">rejected unions</text:p>
        </text:list-item>
        <text:list-item>
          <text:p text:style-name="P85"><text:soft-page-break/>surviving unions</text:p>
        </text:list-item>
      </text:list>
      <text:p text:style-name="P65">Responsibilities</text:p>
      <text:list text:continue-numbering="true" text:style-name="WWNum6">
        <text:list-item>
          <text:p text:style-name="P85">processes each candidate union independently</text:p>
        </text:list-item>
        <text:list-item>
          <text:p text:style-name="P85">uses the union footprint as the spatial region for evaluation</text:p>
        </text:list-item>
        <text:list-item>
          <text:p text:style-name="P85">selects a short before reference window before the union begins</text:p>
        </text:list-item>
        <text:list-item>
          <text:p text:style-name="P85">selects a short after reference window after the union ends</text:p>
        </text:list-item>
        <text:list-item>
          <text:p text:style-name="P85">compares before and after across the union footprint</text:p>
        </text:list-item>
        <text:list-item>
          <text:p text:style-name="P85">measures whether enough lasting change is present</text:p>
        </text:list-item>
        <text:list-item>
          <text:p text:style-name="P85">classifies the union as either rejected or surviving</text:p>
        </text:list-item>
      </text:list>
      <text:p text:style-name="P65">Non-responsibilities</text:p>
      <text:list xml:id="list102630957616848" text:continue-numbering="true" text:style-name="WWNum6">
        <text:list-item>
          <text:p text:style-name="P85">split unions into time slices</text:p>
        </text:list-item>
        <text:list-item>
          <text:p text:style-name="P85">classify any internal portion of a union as valid, invalid, or undetermined</text:p>
        </text:list-item>
        <text:list-item>
          <text:p text:style-name="P85">construct clips</text:p>
        </text:list-item>
        <text:list-item>
          <text:p text:style-name="P85">regroup unions</text:p>
        </text:list-item>
      </text:list>
      <text:p text:style-name="P65">Conceptual rule</text:p>
      <text:p text:style-name="P24">A candidate union is rejected if its union footprint does not show enough lasting meaningful change between the before and after reference windows. A candidate union survives if its union footprint does show enough lasting meaningful change between the before and after reference windows. This is a coarse screening stage only.</text:p>
      <text:p text:style-name="P65">Before reference rule</text:p>
      <text:p text:style-name="P24">The before reference should be a short window taken before the candidate union begins. It should represent the visual state of the union footprint before the movement episode occurred. The before reference should not be a single frame, because single-frame comparisons are too fragile and noisy for coarse screening.</text:p>
      <text:p text:style-name="P65">After reference rule</text:p>
      <text:p text:style-name="P24">The after reference should be a short window taken shortly after the candidate union ends. It should begin after a small delay, so that the visible result of the union has time to settle. However, the delay should remain small enough that the after reference still reflects the immediate result of the candidate union, rather than unrelated later activity. The after reference should not be a single frame, because Stage 3 is trying to detect lasting change, not a one-frame difference.</text:p>
      <text:p text:style-name="P86">Reference window selection rule</text:p>
      <text:p text:style-name="P27">Stage 3 should select before and after reference windows from the nearest available quiet regions around the candidate union whenever possible.</text:p>
      <text:p text:style-name="P87"><text:soft-page-break/>Quiet-region rule</text:p>
      <text:p text:style-name="P88">For Stage 3, a reference window is quiet only with respect to the candidate union footprint, not with respect to unrelated movement elsewhere in the frame.</text:p>
      <text:p text:style-name="P88">A before or after reference window should be considered quiet when it contains no meaningful movement evidence within the candidate union footprint across that window.</text:p>
      <text:p text:style-name="P88">This means Stage 3 should judge quiet locally inside the union footprint rather than requiring the whole frame to be inactive.</text:p>
      <text:p text:style-name="P88">If unrelated movement exists outside the union footprint but the union footprint itself remains quiet enough for reliable comparison, the reference window may still be used.</text:p>
      <text:p text:style-name="P24">The before reference window should end before the candidate union begins.</text:p>
      <text:p text:style-name="P24">The after reference window should begin after the configured after-reference delay and should end before unrelated later movement contaminates the candidate union footprint comparison area, whenever possible.</text:p>
      <text:p text:style-name="P89"><text:span text:style-name="T21">I</text:span>f a full clean reference window is not available, Stage 3 should use the largest sufficiently clean quiet window available rather than allowing the reference window to overlap unrelated movement within the candidate union footprint comparison area.</text:p>
      <text:p text:style-name="P23"><text:bookmark text:name="_4ndzxzow7d4u"/>Reference unavailable rule</text:p>
      <text:p text:style-name="P24">A reference window is considered unavailable when Stage 3 cannot form a sufficiently clean quiet before-reference window or after-reference window for the candidate union.</text:p>
      <text:p text:style-name="P24">This may happen when:</text:p>
      <text:list text:style-name="WWNum19">
        <text:list-item>
          <text:p text:style-name="P90">the nearby region is contaminated by movement</text:p>
        </text:list-item>
        <text:list-item>
          <text:p text:style-name="P90">or the available quiet region is too short to provide a usable reference window</text:p>
        </text:list-item>
      </text:list>
      <text:p text:style-name="P91">A reference window is not considered unavailable merely because the resulting comparison is weak or borderline.</text:p>
      <text:p text:style-name="P92">Sufficiently clean window rule</text:p>
      <text:p text:style-name="P91">If a fully clean quiet window is not available, Stage 3 should use the largest sufficiently clean nearby window that still allows a reliable before or after comparison within the candidate union footprint.</text:p>
      <text:p text:style-name="P91">A reference window should be considered unavailable only when no sufficiently clean local window can be formed within the relevant comparison area.</text:p>
      <text:p text:style-name="P91">Reference unavailability applies only when a reliable comparison window cannot be formed.</text:p>
      <text:p text:style-name="P23"><text:bookmark text:name="_3rfho128pdt8"/>Provisional survival guardrail</text:p>
      <text:p text:style-name="P24">A candidate union may survive provisionally only when a reliable before/after comparison cannot be formed because one or both reference windows are unavailable.</text:p>
      <text:p text:style-name="P24">A candidate union must not survive provisionally merely because its lasting change evidence score is weak, borderline, or difficult to interpret.</text:p>
      <text:p text:style-name="P24">If a reliable comparison is available, Stage 3 should use the surviving threshold normally.</text:p>
      <text:p text:style-name="P23"><text:bookmark text:name="_scwpn9sp1415"/>Debug flag rule</text:p>
      <text:p text:style-name="P24">Stage 3 should record whether a candidate union survived provisionally.</text:p>
      <text:p text:style-name="P24">At minimum, this should be stored as:</text:p>
      <text:list text:style-name="WWNum23">
        <text:list-item>
          <text:p text:style-name="P93">provisional_survival_flag</text:p>
        </text:list-item>
      </text:list>
      <text:p text:style-name="P27">If useful for debugging, Stage 3 may also store:</text:p>
      <text:list text:style-name="WWNum4">
        <text:list-item>
          <text:p text:style-name="P94">provisional_survival_reason</text:p>
        </text:list-item>
      </text:list>
      <text:p text:style-name="P27">Example reason codes may include:</text:p>
      <text:list text:style-name="WWNum3">
        <text:list-item>
          <text:p text:style-name="P95"><text:soft-page-break/>before_reference_unavailable</text:p>
        </text:list-item>
        <text:list-item>
          <text:p text:style-name="P95">after_reference_unavailable</text:p>
        </text:list-item>
        <text:list-item>
          <text:p text:style-name="P95">both_references_unavailable</text:p>
        </text:list-item>
      </text:list>
      <text:p text:style-name="P65">Comparison region rule</text:p>
      <text:p text:style-name="P24">Stage 3 should compare the before and after reference windows using the union footprint as the spatial region of interest. It should not compare the whole frame, and it should not yet use slice-level footprints. Stage 3 is still evaluating the candidate union as a whole.</text:p>
      <text:p text:style-name="P65">Lasting change rule</text:p>
      <text:p text:style-name="P24">For Stage 3, enough lasting change means that the union footprint shows meaningful visual difference between the before and after reference windows, and that this difference remains present across the after window strongly enough to count as a persistent result rather than a transient fluctuation. Stage 3 should not require precision about exactly where within the union the valid change occurred. It only needs enough evidence to decide whether the union is worth refining further.</text:p>
      <text:p text:style-name="P86">Stage 3 classification rule</text:p>
      <text:p text:style-name="P53">A candidate union survives if its lasting change evidence score is greater than or equal to the surviving threshold.</text:p>
      <text:p text:style-name="P24">A candidate union is rejected if its lasting change evidence score is below the surviving threshold.</text:p>
      <text:p text:style-name="P24">If a reliable before/after comparison cannot be formed because a sufficiently clean reference window is unavailable, the candidate union should survive provisionally rather than be rejected on missing comparison evidence alone.</text:p>
      <text:p text:style-name="P65">Design principles for Stage 3</text:p>
      <text:list text:continue-list="list102630957616848" text:style-name="WWNum6">
        <text:list-item>
          <text:p text:style-name="P85">use the union footprint, not the whole frame</text:p>
        </text:list-item>
        <text:list-item>
          <text:p text:style-name="P85">use short before and after reference windows, not single frames</text:p>
        </text:list-item>
        <text:list-item>
          <text:p text:style-name="P85">treat lasting change as something that remains present, not a one-frame difference</text:p>
        </text:list-item>
        <text:list-item>
          <text:p text:style-name="P85">optimize for coarse screening, not precision slicing</text:p>
        </text:list-item>
        <text:list-item>
          <text:p text:style-name="P85">prefer rejecting clearly unproductive unions early while keeping genuinely plausible unions alive for refinement</text:p>
        </text:list-item>
      </text:list>
      <text:p text:style-name="P65">Placeholder tuning guidance</text:p>
      <text:p text:style-name="P24">The exact numeric parameters for Stage 3 are still tuning parameters, not final design truths. These include:</text:p>
      <text:list xml:id="list102630452403890" text:continue-numbering="true" text:style-name="WWNum6">
        <text:list-item>
          <text:p text:style-name="P85">the length of the before reference window</text:p>
        </text:list-item>
        <text:list-item>
          <text:p text:style-name="P85">the length of the after reference window</text:p>
        </text:list-item>
        <text:list-item>
          <text:p text:style-name="P85">the offset before the union used to begin the before window</text:p>
        </text:list-item>
        <text:list-item>
          <text:p text:style-name="P85">the delay after the union used to begin the after window</text:p>
        </text:list-item>
        <text:list-item>
          <text:p text:style-name="P96"><text:soft-page-break/><text:span text:style-name="T4">the </text:span><text:span text:style-name="T22">surviving threshold</text:span></text:p>
        </text:list-item>
      </text:list>
      <text:p text:style-name="P24">These values should be defined separately as tunable parameters, not embedded into the conceptual definition itself.</text:p>
      <text:p text:style-name="P23"><text:bookmark text:name="_1fda0m5k6e3s"/>Initial default parameters</text:p>
      <text:p text:style-name="P24">For initial implementation and benchmark testing, Stage 3 should use:</text:p>
      <text:list text:style-name="WWNum38">
        <text:list-item>
          <text:p text:style-name="P97"><text:span text:style-name="T1">Before Reference Window Length = </text:span><text:span text:style-name="T23">00:00:00:10</text:span></text:p>
        </text:list-item>
        <text:list-item>
          <text:p text:style-name="P97"><text:span text:style-name="T1">Before Reference Offset = </text:span><text:span text:style-name="T23">00:00:00:05</text:span></text:p>
        </text:list-item>
        <text:list-item>
          <text:p text:style-name="P97"><text:span text:style-name="T1">After Reference Delay = </text:span><text:span text:style-name="T23">00:00:00:05</text:span></text:p>
        </text:list-item>
        <text:list-item>
          <text:p text:style-name="P97"><text:span text:style-name="T1">After Reference Window Length = </text:span><text:span text:style-name="T23">00:00:00:10</text:span></text:p>
        </text:list-item>
        <text:list-item>
          <text:p text:style-name="P97"><text:span text:style-name="T1">Surviving Threshold = </text:span><text:span text:style-name="T23">0.40</text:span></text:p>
        </text:list-item>
      </text:list>
      <text:p text:style-name="P24">These are starting defaults, not final truths, and may be tuned later through benchmark testing.</text:p>
      <text:p text:style-name="P65">Open parameter questions</text:p>
      <text:p text:style-name="P24">The exact placeholder values still need to be chosen for:</text:p>
      <text:list text:continue-list="list102630452403890" text:style-name="WWNum6">
        <text:list-item>
          <text:p text:style-name="P85">before reference window length</text:p>
        </text:list-item>
        <text:list-item>
          <text:p text:style-name="P85">after reference window length</text:p>
        </text:list-item>
        <text:list-item>
          <text:p text:style-name="P85">before reference offset</text:p>
        </text:list-item>
        <text:list-item>
          <text:p text:style-name="P85">after reference delay</text:p>
        </text:list-item>
        <text:list-item>
          <text:p text:style-name="P98">surviving threshold</text:p>
        </text:list-item>
      </text:list>
      <text:p text:style-name="P27">These are tuning parameters, not conceptual definitions.</text:p>
      <text:p text:style-name="P64">Stage 4: <text:span text:style-name="T24">Top-Level </text:span>Time Slice Classification</text:p>
      <text:p text:style-name="P65">Purpose</text:p>
      <text:p text:style-name="P24">Stage 4 takes each surviving union and divides it into time slices for direct classification. Its role is to determine which internal parts of the surviving union are valid, which are invalid, and which remain undetermined and therefore require further refinement.</text:p>
      <text:p text:style-name="P24">Stage 4 does not construct final clips.</text:p>
      <text:p text:style-name="P65">Inputs</text:p>
      <text:list text:continue-numbering="true" text:style-name="WWNum6">
        <text:list-item>
          <text:p text:style-name="P66">the list of surviving unions from Stage 3</text:p>
        </text:list-item>
        <text:list-item>
          <text:p text:style-name="P66">the movement evidence records associated with each surviving union</text:p>
        </text:list-item>
      </text:list>
      <text:p text:style-name="P99">Outputs</text:p>
      <text:p text:style-name="P24">A set of time slices for each surviving union. Each time slice stores:</text:p>
      <text:list text:continue-numbering="true" text:style-name="WWNum6">
        <text:list-item>
          <text:p text:style-name="P66">start_time</text:p>
        </text:list-item>
        <text:list-item>
          <text:p text:style-name="P66"><text:soft-page-break/>end_time</text:p>
        </text:list-item>
        <text:list-item>
          <text:p text:style-name="P66">slice_footprint</text:p>
        </text:list-item>
        <text:list-item>
          <text:p text:style-name="P66">slice_footprint_size</text:p>
        </text:list-item>
        <text:list-item>
          <text:p text:style-name="P66">classification</text:p>
        </text:list-item>
      </text:list>
      <text:p text:style-name="P27">Each time slice is classified as:</text:p>
      <text:list text:continue-numbering="true" text:style-name="WWNum6">
        <text:list-item>
          <text:p text:style-name="P66">valid</text:p>
        </text:list-item>
        <text:list-item>
          <text:p text:style-name="P66">invalid</text:p>
        </text:list-item>
        <text:list-item>
          <text:p text:style-name="P66">undetermined</text:p>
        </text:list-item>
      </text:list>
      <text:p text:style-name="P65">Responsibilities</text:p>
      <text:list text:continue-numbering="true" text:style-name="WWNum6">
        <text:list-item>
          <text:p text:style-name="P66">processes each surviving union independently</text:p>
        </text:list-item>
        <text:list-item>
          <text:p text:style-name="P66">splits each surviving union in half by default, creating two equal time slices</text:p>
        </text:list-item>
        <text:list-item>
          <text:p text:style-name="P66">derives a slice-specific footprint for each time slice</text:p>
        </text:list-item>
        <text:list-item>
          <text:p text:style-name="P66">evaluates each slice for evidence of lasting meaningful change</text:p>
        </text:list-item>
        <text:list-item>
          <text:p text:style-name="P66">classifies each slice as valid, invalid, or undetermined</text:p>
        </text:list-item>
        <text:list-item>
          <text:p text:style-name="P66">retains valid slices</text:p>
        </text:list-item>
        <text:list-item>
          <text:p text:style-name="P66">discards invalid slices</text:p>
        </text:list-item>
        <text:list-item>
          <text:p text:style-name="P66">passes undetermined slices forward for further refinement</text:p>
        </text:list-item>
      </text:list>
      <text:p text:style-name="P65">Non-responsibilities</text:p>
      <text:list xml:id="list102630120271818" text:continue-numbering="true" text:style-name="WWNum6">
        <text:list-item>
          <text:p text:style-name="P85">recursively refine undetermined slices to the minimum threshold</text:p>
        </text:list-item>
        <text:list-item>
          <text:p text:style-name="P85">construct clips</text:p>
        </text:list-item>
        <text:list-item>
          <text:p text:style-name="P85">merge retained slices into final outputs</text:p>
        </text:list-item>
        <text:list-item>
          <text:p text:style-name="P85">define the final stopping rule</text:p>
        </text:list-item>
      </text:list>
      <text:p text:style-name="P65">First split rule</text:p>
      <text:p text:style-name="P24">By default, Stage 4 splits each surviving union in half, creating two equal time slices. If a surviving union is already at or below the minimum allowed subdivision size, Stage 4 does not force a split and instead evaluates it as a single time slice.</text:p>
      <text:p text:style-name="P100"><text:soft-page-break/>Minimum-size crossing rule</text:p>
      <text:p text:style-name="P101">A surviving union that is still above the minimum allowed subdivision size may be split even if the resulting time slices fall below that minimum.</text:p>
      <text:p text:style-name="P101">The minimum allowed subdivision size prevents further splitting once a slice has reached that size or smaller. It does not forbid the final split that first crosses below it.</text:p>
      <text:p text:style-name="P65">Comparison region rule</text:p>
      <text:p text:style-name="P24">Stage 4 evaluates each time slice using its own slice-specific footprint. It should not use the whole union footprint for slice-level classification, because Stage 4 is the first stage that attempts internal precision rather than whole-union screening.</text:p>
      <text:p text:style-name="P102">Local comparison-state rule</text:p>
      <text:p text:style-name="P103">For Stage 4, the relevant before state for a time slice is taken from a short local comparison window immediately before the slice begins, and the relevant after state is taken from a short local comparison window immediately after the slice ends.</text:p>
      <text:p text:style-name="P103">For the current default design, each local comparison window should use up to 10 frames of nearby material.</text:p>
      <text:p text:style-name="P103">These comparison windows must lie outside the slice’s own time range and should be as close as practical to the slice being evaluated.</text:p>
      <text:p text:style-name="P103">Stage 4 uses these local comparison windows to judge whether settled sub-regions within the slice footprint show meaningful lasting change.</text:p>
      <text:p text:style-name="P103">Unlike Stage 3, Stage 4 does not require broad quiet-region windows around the whole surviving union. Its comparison context is local to the time slice being classified.</text:p>
      <text:p text:style-name="P103">For the current default design, a local comparison window should be treated as too contaminated to trust when the nearby comparison region remains too active to support a settled before/after judgment.</text:p>
      <text:p text:style-name="P103">If the local comparison context is too contaminated, too active, or too unclear to support a confident decision, the slice should tend toward undetermined rather than being forced directly to valid or invalid.</text:p>
      <text:p text:style-name="P104"><text:span text:style-name="T25">Design Note: </text:span><text:span text:style-name="T26">Stage 3 performs coarse whole-union screening, while Stage 4 and Stage 5 perform local slice-level and sub-time-slice-level comparison. The slice-level stages therefore use nearby local comparison windows rather than broad union-level quiet-region windows.</text:span> </text:p>
      <text:p text:style-name="P65">Slice footprint rule</text:p>
      <text:p text:style-name="P24">A slice footprint is derived from the movement evidence records whose evaluation points fall within that slice’s time range. The slice footprint is the set of all grid coordinates touched by those movement evidence records.</text:p>
      <text:p text:style-name="P65">Slice footprint inclusion rule</text:p>
      <text:p text:style-name="P24">A grid coordinate belongs to a slice footprint if it appears in at least one movement evidence record within that slice’s time range.</text:p>
      <text:p text:style-name="P86">Classification rule</text:p>
      <text:p text:style-name="P53">A time slice is valid if its lasting change evidence score is greater than or equal to the valid threshold.</text:p>
      <text:p text:style-name="P24">A time slice is invalid if its lasting change evidence score is less than or equal to the invalid threshold.</text:p>
      <text:p text:style-name="P24">A time slice is undetermined if its lasting change evidence score falls within the undetermined classification band.</text:p>
      <text:p text:style-name="P24">A time slice with no meaningful footprint support cannot be classified as valid.</text:p>
      <text:p text:style-name="P24"/>
      <text:p text:style-name="P105"><text:soft-page-break/>Low-footprint rule</text:p>
      <text:p text:style-name="P106">A time slice with little or no meaningful footprint support cannot be classified as valid.</text:p>
      <text:p text:style-name="P106">If the time slice shows no meaningful lasting change and no meaningful unsettled activity, it should be classified as invalid.</text:p>
      <text:p text:style-name="P106">If the time slice still contains activity that is too weak, too sparse, or too unsettled to support a clear valid or invalid decision, it should be classified as undetermined and passed forward for further refinement.</text:p>
      <text:p text:style-name="P106">This rule prevents weak or nearly empty slice footprints from being treated as valid while still allowing genuinely unclear cases to remain unresolved until further refinement.</text:p>
      <text:p text:style-name="P106"/>
      <text:p text:style-name="P83">Initial default classification parameters</text:p>
      <text:p text:style-name="P53">For initial implementation and benchmark testing, Stage 4 should use:</text:p>
      <text:list text:style-name="WWNum28">
        <text:list-item>
          <text:p text:style-name="P107"><text:span text:style-name="T1">Valid Threshold</text:span> = <text:span text:style-name="T18">0.70</text:span></text:p>
        </text:list-item>
        <text:list-item>
          <text:p text:style-name="P107"><text:span text:style-name="T1">Invalid Threshold</text:span> = <text:span text:style-name="T18">0.30</text:span></text:p>
        </text:list-item>
        <text:list-item>
          <text:p text:style-name="P107"><text:span text:style-name="T1">Undetermined Classification Band</text:span> = <text:span text:style-name="T18">(0.30, 0.70)</text:span></text:p>
        </text:list-item>
        <text:list-item>
          <text:p text:style-name="P107"><text:span text:style-name="T27">Minimum Allowed Subdivision Size</text:span><text:span text:style-name="T18"> = 00:00:00:15</text:span></text:p>
        </text:list-item>
      </text:list>
      <text:p text:style-name="P24">These are starting defaults, not final truths, and may be tuned later through benchmark testing.</text:p>
      <text:p text:style-name="P65">Classification bias</text:p>
      <text:p text:style-name="P24">Stage 4 should prefer classifying borderline slices as undetermined rather than invalid. Its role is to identify clearly valid material, clearly invalid material, and unresolved material that needs further refinement.</text:p>
      <text:p text:style-name="P108">Local settlement principle</text:p>
      <text:p text:style-name="P109">Stage 4 evaluates lasting change at the level of settled sub-regions within the slice footprint, not only by comparing the slice footprint as one broad whole. Areas that are still actively changing at the end of the slice should not be treated as evidence of settled lasting change.</text:p>
      <text:p text:style-name="P109"><text:span text:style-name="T20">Unsettled-region rule</text:span><text:line-break/>If part or all of a slice footprint is still visibly active or still obscured by ongoing motion at the end of the slice, that area does not count as settled evidence for valid classification. A slice with no settled sub-regions cannot be classified as valid on that basis alone. If the slice is still too active or unclear to judge, it should be classified as undetermined and passed forward for further refinement. If it shows no meaningful lasting change, it should be classified as invalid.</text:p>
      <text:p text:style-name="P109">This means Stage 4 should inspect the slice footprint internally and evaluate local settled sub-regions within it, rather than treating the entire footprint as a single uniformly settled area.</text:p>
      <text:p text:style-name="P65">Design principles for Stage 4</text:p>
      <text:list text:continue-list="list102630120271818" text:style-name="WWNum6">
        <text:list-item>
          <text:p text:style-name="P85">Stage 4 is the first precision stage</text:p>
        </text:list-item>
        <text:list-item>
          <text:p text:style-name="P85">it should classify slices, not whole unions</text:p>
        </text:list-item>
        <text:list-item>
          <text:p text:style-name="P85">it should use slice-specific footprints</text:p>
        </text:list-item>
        <text:list-item>
          <text:p text:style-name="P85">it should avoid forcing premature invalid decisions</text:p>
        </text:list-item>
        <text:list-item>
          <text:p text:style-name="P85">it should pass mixed or unclear material forward as undetermined</text:p>
        </text:list-item>
        <text:list-item>
          <text:p text:style-name="P85"><text:soft-page-break/>it should remain consistent with the minimum subdivision rules defined later in Stage 5</text:p>
        </text:list-item>
        <text:list-item>
          <text:p text:style-name="P85">it should refine movement evidence carried forward from earlier stages rather than recomputing movement evidence from the raw video from scratch</text:p>
        </text:list-item>
      </text:list>
      <text:p text:style-name="P65">Placeholder tuning guidance</text:p>
      <text:p text:style-name="P24">The exact numeric parameters for Stage 4 are still tuning parameters, not final design truths. These include:</text:p>
      <text:list text:continue-numbering="true" text:style-name="WWNum6">
        <text:list-item>
          <text:p text:style-name="P85">the minimum allowed subdivision size</text:p>
        </text:list-item>
        <text:list-item>
          <text:p text:style-name="P85">the exact rule for detecting movement evidence within a slice</text:p>
        </text:list-item>
        <text:list-item>
          <text:p text:style-name="P85">the threshold for valid classification</text:p>
        </text:list-item>
        <text:list-item>
          <text:p text:style-name="P85">the threshold for invalid classification</text:p>
        </text:list-item>
        <text:list-item>
          <text:p text:style-name="P85">the undetermined classification band</text:p>
        </text:list-item>
      </text:list>
      <text:p text:style-name="P24">These values should be defined separately as tunable parameters, not embedded into the conceptual definition itself.</text:p>
      <text:p text:style-name="P65">Open parameter questions</text:p>
      <text:p text:style-name="P24">The exact placeholder values still need to be chosen for:</text:p>
      <text:list text:continue-numbering="true" text:style-name="WWNum6">
        <text:list-item>
          <text:p text:style-name="P85">minimum allowed subdivision size</text:p>
        </text:list-item>
        <text:list-item>
          <text:p text:style-name="P85">slice-level movement evidence rule</text:p>
        </text:list-item>
        <text:list-item>
          <text:p text:style-name="P85">valid threshold</text:p>
        </text:list-item>
        <text:list-item>
          <text:p text:style-name="P85">invalid threshold</text:p>
        </text:list-item>
        <text:list-item>
          <text:p text:style-name="P85">undetermined classification band</text:p>
        </text:list-item>
      </text:list>
      <text:p text:style-name="P27">These are tuning parameters, not conceptual definitions.</text:p>
      <text:p text:style-name="P64">Stage 5: Recursive Refinement</text:p>
      <text:p text:style-name="P65">Purpose</text:p>
      <text:p text:style-name="P24">Stage 5 takes each undetermined slice from Stage 4 and refines it further by subdividing it into smaller sub-time slices. Its role is to resolve as much ambiguous material as possible into valid or invalid results, while allowing temporary undetermined states only until refinement reaches the minimum allowed subdivision size. Any remaining unresolved material must then be forced into boundary or invalid.</text:p>
      <text:p text:style-name="P24">Stage 5 does not construct final clips.</text:p>
      <text:p text:style-name="P65">Inputs</text:p>
      <text:list xml:id="list102629691241298" text:continue-numbering="true" text:style-name="WWNum6">
        <text:list-item>
          <text:p text:style-name="P85">the list of undetermined slices from Stage 4</text:p>
        </text:list-item>
        <text:list-item>
          <text:p text:style-name="P85"><text:soft-page-break/>the movement evidence records associated with each undetermined slice</text:p>
        </text:list-item>
        <text:list-item>
          <text:p text:style-name="P96">the slice-level metadata carried forward from Stage 4, including:</text:p>
        </text:list-item>
      </text:list>
      <text:list text:continue-list="list1271314856" text:style-name="WWNum7">
        <text:list-item>
          <text:p text:style-name="P110">start_time</text:p>
        </text:list-item>
        <text:list-item>
          <text:p text:style-name="P110">end_time</text:p>
        </text:list-item>
        <text:list-item>
          <text:p text:style-name="P110">slice_footprint</text:p>
        </text:list-item>
        <text:list-item>
          <text:p text:style-name="P110">slice_footprint_size</text:p>
        </text:list-item>
        <text:list-item>
          <text:p text:style-name="P110">classification</text:p>
        </text:list-item>
      </text:list>
      <text:p text:style-name="P65">Outputs</text:p>
      <text:p text:style-name="P24">A refined set of sub-time slices. Each sub-time slice stores:</text:p>
      <text:list text:continue-list="list102629691241298" text:style-name="WWNum6">
        <text:list-item>
          <text:p text:style-name="P66">start_time</text:p>
        </text:list-item>
        <text:list-item>
          <text:p text:style-name="P66">end_time</text:p>
        </text:list-item>
        <text:list-item>
          <text:p text:style-name="P66">sub_time_slice_footprint</text:p>
        </text:list-item>
        <text:list-item>
          <text:p text:style-name="P66">sub_time_slice_footprint_size</text:p>
        </text:list-item>
        <text:list-item>
          <text:p text:style-name="P66">classification</text:p>
        </text:list-item>
      </text:list>
      <text:p text:style-name="P27">Each sub-time slice is classified as:</text:p>
      <text:list text:continue-numbering="true" text:style-name="WWNum6">
        <text:list-item>
          <text:p text:style-name="P66">valid</text:p>
        </text:list-item>
        <text:list-item>
          <text:p text:style-name="P66">invalid</text:p>
        </text:list-item>
        <text:list-item>
          <text:p text:style-name="P66">undetermined</text:p>
        </text:list-item>
      </text:list>
      <text:p text:style-name="P27">At the end of Stage 5, the retained material consists of:</text:p>
      <text:list text:continue-numbering="true" text:style-name="WWNum6">
        <text:list-item>
          <text:p text:style-name="P111">valid slices or sub-time slices</text:p>
        </text:list-item>
        <text:list-item>
          <text:p text:style-name="P66">boundary slices created from unresolved minimum-size material that is retained as edge support</text:p>
          <text:p text:style-name="P112">Invalid slices or sub-time slices are discarded and do not move forward into Stage 6.</text:p>
        </text:list-item>
      </text:list>
      <text:p text:style-name="P65">Responsibilities</text:p>
      <text:list text:continue-numbering="true" text:style-name="WWNum6">
        <text:list-item>
          <text:p text:style-name="P66">processes each undetermined slice independently</text:p>
        </text:list-item>
        <text:list-item>
          <text:p text:style-name="P66">splits each undetermined slice in half by default</text:p>
        </text:list-item>
        <text:list-item>
          <text:p text:style-name="P66">derives a sub-time-slice-specific footprint for each resulting sub-time slice</text:p>
        </text:list-item>
        <text:list-item>
          <text:p text:style-name="P66"><text:soft-page-break/>evaluates each sub-time slice for evidence of lasting meaningful change</text:p>
        </text:list-item>
        <text:list-item>
          <text:p text:style-name="P66">classifies each one as valid, invalid, or undetermined</text:p>
        </text:list-item>
        <text:list-item>
          <text:p text:style-name="P66">repeats this process recursively for any sub-time slice that remains undetermined</text:p>
        </text:list-item>
        <text:list-item>
          <text:p text:style-name="P66">stops refinement when the minimum allowed subdivision size is reached and then forces any remaining unresolved material into boundary or invalid</text:p>
        </text:list-item>
      </text:list>
      <text:p text:style-name="P99">Non-responsibilities</text:p>
      <text:list xml:id="list102631090017740" text:continue-numbering="true" text:style-name="WWNum6">
        <text:list-item>
          <text:p text:style-name="P66">merge retained material into final clips</text:p>
        </text:list-item>
        <text:list-item>
          <text:p text:style-name="P66">apply final clip-construction rules</text:p>
        </text:list-item>
        <text:list-item>
          <text:p text:style-name="P66">revisit earlier union-level decisions</text:p>
        </text:list-item>
      </text:list>
      <text:p text:style-name="P99">Split rule</text:p>
      <text:p text:style-name="P24">By default, Stage 5 splits each undetermined slice in half, creating two equal sub-time slices. If a sub-time slice is already at or below the minimum allowed subdivision size, Stage 5 does not split it further.</text:p>
      <text:p text:style-name="P113">Minimum-size crossing rule</text:p>
      <text:p text:style-name="P114">An undetermined slice that is still above the minimum allowed subdivision size may be split even if the resulting sub-time slices fall below that minimum.</text:p>
      <text:p text:style-name="P114">The minimum allowed subdivision size prevents further splitting once a sub-time slice has reached that size or smaller. It does not forbid the final split that first crosses below it.</text:p>
      <text:p text:style-name="P65">Sub-time-slice footprint rule</text:p>
      <text:p text:style-name="P24">A sub-time-slice footprint is derived from the movement evidence records whose evaluation points fall within that sub-time slice’s time range. The sub-time-slice footprint is the set of all grid coordinates touched by those movement evidence records.</text:p>
      <text:p text:style-name="P65">Sub-time-slice footprint inclusion rule</text:p>
      <text:p text:style-name="P24">A grid coordinate belongs to a sub-time-slice footprint if it appears in at least one movement evidence record within that sub-time slice’s time range.</text:p>
      <text:p text:style-name="P115">Local comparison-state rule</text:p>
      <text:p text:style-name="P116">For Stage 5, the relevant before state for a sub-time slice is taken from a short local comparison window immediately before the sub-time slice begins, and the relevant after state is taken from a short local comparison window immediately after the sub-time slice ends.</text:p>
      <text:p text:style-name="P116">For the current default design, each local comparison window should use up to 10 frames of nearby material, while never exceeding the size of the sub-time slice being evaluated.</text:p>
      <text:p text:style-name="P116">These comparison windows must lie outside the sub-time slice’s own time range and should be as close as practical to the sub-time slice being evaluated.</text:p>
      <text:p text:style-name="P116">Stage 5 uses these local comparison windows to judge whether settled sub-regions within the sub-time-slice footprint show meaningful lasting change.</text:p>
      <text:p text:style-name="P116">Stage 5 follows the same local comparison model as Stage 4, but at finer temporal precision.</text:p>
      <text:p text:style-name="P116"><text:soft-page-break/>For the current default design, a local comparison window should be treated as too contaminated to trust when the nearby comparison region remains too active to support a settled before/after judgment.</text:p>
      <text:p text:style-name="P116">If the local comparison context is too contaminated, too active, or too unclear to support a confident decision, the sub-time slice should remain undetermined until further refinement or final stopping-rule resolution.</text:p>
      <text:p text:style-name="P104"><text:span text:style-name="T25">Design Note: </text:span><text:span text:style-name="T26">Stage 3 performs coarse whole-union screening, while Stage 4 and Stage 5 perform local slice-level and sub-time-slice-level comparison. The slice-level stages therefore use nearby local comparison windows rather than broad union-level quiet-region windows.</text:span> </text:p>
      <text:p text:style-name="P86">Classification rule</text:p>
      <text:p text:style-name="P27">A sub-time slice is valid if its lasting change evidence score is greater than or equal to the valid threshold.</text:p>
      <text:p text:style-name="P24">A sub-time slice is invalid if its lasting change evidence score is less than or equal to the invalid threshold.</text:p>
      <text:p text:style-name="P24">A sub-time slice is undetermined if its lasting change evidence score falls within the undetermined classification band.</text:p>
      <text:p text:style-name="P24">A sub-time slice with no meaningful footprint support cannot be classified as valid.</text:p>
      <text:p text:style-name="P24"/>
      <text:p text:style-name="P117">Low-footprint rule</text:p>
      <text:p text:style-name="P118">A sub-time slice with little or no meaningful footprint support cannot be classified as valid.</text:p>
      <text:p text:style-name="P118">If the sub-time slice shows no meaningful lasting change and no meaningful unsettled activity, it should be classified as invalid.</text:p>
      <text:p text:style-name="P118">If the sub-time slice still contains activity that is too weak, too sparse, or too unsettled to support a clear valid or invalid decision, it should remain undetermined until further refinement or final stopping-rule resolution.</text:p>
      <text:p text:style-name="P118">This rule prevents weak or nearly empty sub-time-slice footprints from being treated as valid while still allowing genuinely unclear cases to remain unresolved until the stopping rule forces a final outcome.</text:p>
      <text:p text:style-name="P118"/>
      <text:p text:style-name="P83">Initial default classification parameters</text:p>
      <text:p text:style-name="P53">For initial implementation and benchmark testing, Stage 5 should use:</text:p>
      <text:list text:style-name="WWNum12">
        <text:list-item>
          <text:p text:style-name="P119"><text:span text:style-name="T1">Valid Threshold</text:span> = <text:span text:style-name="T18">0.70</text:span></text:p>
        </text:list-item>
        <text:list-item>
          <text:p text:style-name="P119"><text:span text:style-name="T1">Invalid Threshold</text:span> = <text:span text:style-name="T18">0.30</text:span></text:p>
        </text:list-item>
        <text:list-item>
          <text:p text:style-name="P119"><text:span text:style-name="T1">Undetermined Classification Band</text:span> = <text:span text:style-name="T18">(0.30, 0.70)</text:span></text:p>
        </text:list-item>
        <text:list-item>
          <text:p text:style-name="P119"><text:span text:style-name="T27">Minimum Allowed Subdivision Size =</text:span><text:span text:style-name="T18"> 00:00:00:15</text:span></text:p>
        </text:list-item>
      </text:list>
      <text:p text:style-name="P24">These are starting defaults, not final truths, and may be tuned later through benchmark testing.</text:p>
      <text:p text:style-name="P65">Classification bias</text:p>
      <text:p text:style-name="P24">Stage 5 should prefer classifying borderline sub-time slices as undetermined rather than invalid, until the minimum allowed subdivision size is reached.</text:p>
      <text:p text:style-name="P65">Stopping rule</text:p>
      <text:p text:style-name="P24">When an undetermined sub-time slice reaches the minimum allowed subdivision size, recursive refinement stops and the slice must be finally resolved as either boundary or invalid.</text:p>
      <text:p text:style-name="P24">At that point:</text:p>
      <text:list text:style-name="WWNum30">
        <text:list-item>
          <text:p text:style-name="P120"><text:soft-page-break/>the sub-time slice becomes a boundary slice if it is directly adjacent in time to at least one valid slice or valid sub-time slice</text:p>
        </text:list-item>
        <text:list-item>
          <text:p text:style-name="P120">the sub-time slice becomes invalid if it is isolated and not directly attached to valid material</text:p>
        </text:list-item>
      </text:list>
      <text:p text:style-name="P24">For this rule, directly adjacent in time means that the unresolved sub-time slice touches a valid slice or valid sub-time slice with no gap between them.</text:p>
      <text:p text:style-name="P24">Adjacency may occur on either side of the valid material.</text:p>
      <text:p text:style-name="P121">Support definition note: For the current default design, meaningful support at the Stage 5 stopping rule is defined operationally by direct temporal adjacency to valid material.</text:p>
      <text:p text:style-name="P122">This means unresolved minimum-size material becomes boundary only when it directly touches valid material in time, rather than from a broader or more subjective notion of support.</text:p>
      <text:p text:style-name="P24">This stopping rule is evaluated <text:span text:style-name="T1">before</text:span> any Stage 6 lead-in or tail-after expansion is applied.</text:p>
      <text:p text:style-name="P65">Evidence reuse rule</text:p>
      <text:p text:style-name="P24">Stage 5 refines the movement evidence and slice metadata carried forward from earlier stages rather than re-scanning raw video from scratch by default.</text:p>
      <text:p text:style-name="P123">Local settlement principle</text:p>
      <text:p text:style-name="P124">Stage 5 evaluates lasting change at the level of settled sub-regions within the sub-time-slice footprint, not only by comparing the footprint as one broad whole. Areas that are still actively changing at the end of the sub-time slice should not be treated as evidence of settled lasting change.</text:p>
      <text:p text:style-name="P123">Unsettled-region rule</text:p>
      <text:p text:style-name="P124">If part or all of a sub-time-slice footprint is still visibly active or still obscured by ongoing motion at the end of the sub-time slice, that area does not count as settled evidence for valid classification. A sub-time slice with no settled sub-regions cannot be classified as valid on that basis alone. If the sub-time slice is still too active or unclear to judge, it should remain undetermined until further refinement or final stopping-rule resolution. If it shows no meaningful lasting change, it should be classified as invalid.</text:p>
      <text:p text:style-name="P124">This means Stage 5 should inspect the sub-time-slice footprint internally and evaluate local settled sub-regions within it, rather than treating the entire footprint as a single uniformly settled area.</text:p>
      <text:p text:style-name="P125">Design principles for Stage 5</text:p>
      <text:list text:continue-list="list102631090017740" text:style-name="WWNum6">
        <text:list-item>
          <text:p text:style-name="P66">Stage 5 continues the refinement model established in Stage 4</text:p>
        </text:list-item>
        <text:list-item>
          <text:p text:style-name="P66">it should increase temporal precision gradually</text:p>
        </text:list-item>
        <text:list-item>
          <text:p text:style-name="P66">it should avoid forcing premature invalid decisions</text:p>
        </text:list-item>
        <text:list-item>
          <text:p text:style-name="P66">it should convert unresolved minimum-size material into boundary only when it meaningfully supports nearby valid material</text:p>
        </text:list-item>
      </text:list>
      <text:p text:style-name="P65">Placeholder tuning guidance</text:p>
      <text:p text:style-name="P24">The exact numeric parameters for Stage 5 are still tuning parameters, not final design truths. These include:</text:p>
      <text:list text:continue-numbering="true" text:style-name="WWNum6">
        <text:list-item>
          <text:p text:style-name="P66">the minimum allowed subdivision size</text:p>
        </text:list-item>
        <text:list-item>
          <text:p text:style-name="P66">the threshold for valid classification</text:p>
        </text:list-item>
        <text:list-item>
          <text:p text:style-name="P66"><text:soft-page-break/>the threshold for invalid classification</text:p>
        </text:list-item>
        <text:list-item>
          <text:p text:style-name="P66">the undetermined classification band</text:p>
        </text:list-item>
        <text:list-item>
          <text:p text:style-name="P66">the adjacency rule used by the stopping rule</text:p>
        </text:list-item>
      </text:list>
      <text:p text:style-name="P24"><text:span text:style-name="T28">These values should be defined separately as tunable para</text:span>meters, not embedded into the conceptual definition itself.</text:p>
      <text:p text:style-name="P65">Open parameter questions</text:p>
      <text:p text:style-name="P24">The exact placeholder values still need to be chosen for:</text:p>
      <text:list text:continue-numbering="true" text:style-name="WWNum6">
        <text:list-item>
          <text:p text:style-name="P66">minimum allowed subdivision size</text:p>
        </text:list-item>
        <text:list-item>
          <text:p text:style-name="P66">valid threshold</text:p>
        </text:list-item>
        <text:list-item>
          <text:p text:style-name="P66">invalid threshold</text:p>
        </text:list-item>
        <text:list-item>
          <text:p text:style-name="P66">undetermined classification band</text:p>
        </text:list-item>
        <text:list-item>
          <text:p text:style-name="P66">adjacency rule for converting minimum-size unresolved sub-time slices into boundary</text:p>
        </text:list-item>
      </text:list>
      <text:p text:style-name="P27">These are tuning parameters, not conceptual definitions.</text:p>
      <text:p text:style-name="P27"/>
      <text:p text:style-name="P27"/>
      <text:p text:style-name="P126">Stage 6: Final Clip Construction</text:p>
      <text:p text:style-name="P127"><text:bookmark text:name="_pw1bdr8aq6cc"/>Purpose</text:p>
      <text:p text:style-name="P24">Stage 6 takes the valid and boundary material produced by refinement and constructs the final clips.</text:p>
      <text:p text:style-name="P24">Its role is to:</text:p>
      <text:list text:style-name="WWNum13">
        <text:list-item>
          <text:p text:style-name="P128">gather all retained units</text:p>
        </text:list-item>
        <text:list-item>
          <text:p text:style-name="P128">merge nearby retained units into pre-clips</text:p>
        </text:list-item>
        <text:list-item>
          <text:p text:style-name="P128">apply lead-in and tail-after to each pre-clip</text:p>
        </text:list-item>
        <text:list-item>
          <text:p text:style-name="P128">merge any expanded clips that overlap or touch</text:p>
        </text:list-item>
        <text:list-item>
          <text:p text:style-name="P128">output the final clip ranges</text:p>
        </text:list-item>
      </text:list>
      <text:p text:style-name="P27">Stage 6 is the first stage that creates output intended for export or editing use.</text:p>
      <text:p text:style-name="P127"><text:bookmark text:name="_raqyv3y2bz3j"/>Inputs</text:p>
      <text:list text:style-name="WWNum15">
        <text:list-item>
          <text:p text:style-name="P129">valid time slices</text:p>
        </text:list-item>
        <text:list-item>
          <text:p text:style-name="P129">valid sub-time slices</text:p>
        </text:list-item>
        <text:list-item>
          <text:p text:style-name="P130">boundary slices</text:p>
        </text:list-item>
      </text:list>
      <text:p text:style-name="P24">Together, these form the retained material used by Stage 6.</text:p>
      <text:p text:style-name="P127"><text:bookmark text:name="_3xw9ho7pmlj"/>Outputs</text:p>
      <text:p text:style-name="P24">A list of final clips.</text:p>
      <text:p text:style-name="P24">Each clip stores:</text:p>
      <text:list text:style-name="WWNum9">
        <text:list-item>
          <text:p text:style-name="P131"><text:soft-page-break/>start_time</text:p>
        </text:list-item>
        <text:list-item>
          <text:p text:style-name="P131">end_time</text:p>
        </text:list-item>
      </text:list>
      <text:p text:style-name="P127"><text:bookmark text:name="_rwebifrkrzjm"/>Responsibilities</text:p>
      <text:p text:style-name="P24">Stage 6:</text:p>
      <text:list text:style-name="WWNum14">
        <text:list-item>
          <text:p text:style-name="P132">collects all retained units</text:p>
        </text:list-item>
        <text:list-item>
          <text:p text:style-name="P132">orders them chronologically</text:p>
        </text:list-item>
        <text:list-item>
          <text:p text:style-name="P132">merges nearby retained units into pre-clips using the merge rule</text:p>
        </text:list-item>
        <text:list-item>
          <text:p text:style-name="P132">ensures each pre-clip contains at least one valid <text:span text:style-name="T29">slice </text:span>and is not formed from boundary material alone</text:p>
        </text:list-item>
        <text:list-item>
          <text:p text:style-name="P132">applies lead-in and tail-after to each pre-clip</text:p>
        </text:list-item>
        <text:list-item>
          <text:p text:style-name="P132">merges any expanded clips that overlap or touch</text:p>
        </text:list-item>
        <text:list-item>
          <text:p text:style-name="P132">outputs the final clip list</text:p>
        </text:list-item>
      </text:list>
      <text:p text:style-name="P127"><text:bookmark text:name="_nxem6cfg3f6a"/>Non-responsibilities</text:p>
      <text:p text:style-name="P24">Stage 6 does not:</text:p>
      <text:list text:style-name="WWNum5">
        <text:list-item>
          <text:p text:style-name="P133">classify material as valid, invalid, undetermined, or boundary.</text:p>
        </text:list-item>
        <text:list-item>
          <text:p text:style-name="P133">refine unresolved material further</text:p>
        </text:list-item>
        <text:list-item>
          <text:p text:style-name="P133">revisit earlier union or slice decisions</text:p>
        </text:list-item>
      </text:list>
      <text:p text:style-name="P134"><text:bookmark text:name="_dyy460qlgebr"/><text:span text:style-name="T30">Pre-clip rule</text:span></text:p>
      <text:p text:style-name="P24">A pre-clip is formed by merging nearby retained units that are close enough in time to belong together under the merge rule.</text:p>
      <text:p text:style-name="P24">A pre-clip must contain at least one valid slice.</text:p>
      <text:p text:style-name="P24">Boundary material may contribute to a pre-clip, but may not form a pre-clip on its own.</text:p>
      <text:p text:style-name="P127"><text:bookmark text:name="_j70685t0cyms"/>Merge rule</text:p>
      <text:p text:style-name="P24">Two retained units may merge into the same pre-clip when:</text:p>
      <text:list text:style-name="WWNum11">
        <text:list-item>
          <text:p text:style-name="P135">they overlap in time</text:p>
        </text:list-item>
        <text:list-item>
          <text:p text:style-name="P135">or they touch</text:p>
        </text:list-item>
        <text:list-item>
          <text:p text:style-name="P135">or the gap between them is no greater than the maximum merge gap</text:p>
        </text:list-item>
      </text:list>
      <text:p text:style-name="P24">The maximum merge gap should be small and conservative, because boundary material already provides a buffer around valid material.</text:p>
      <text:p text:style-name="P136">Union-lineage rule</text:p>
      <text:p text:style-name="P137">Stage 6 is allowed to merge retained units across original surviving union boundaries when the normal merge rule is satisfied.</text:p>
      <text:p text:style-name="P137">Candidate unions and surviving unions are analysis containers, not final clip boundaries.</text:p>
      <text:p text:style-name="P137">A final clip may therefore include retained material that originated from more than one surviving union, provided the merged result still contains at least one valid slice and does not violate the normal merge constraints.</text:p>
      <text:p text:style-name="P127"><text:bookmark text:name="_h1br45hs6cnx"/>Lead-in and tail-after rule</text:p>
      <text:p text:style-name="P24">Lead-in and tail-after are applied after retained units have already been merged into a pre-clip.</text:p>
      <text:p text:style-name="P24">They are not used to decide whether retained units should merge.</text:p>
      <text:p text:style-name="P24">This keeps the merge logic structural and the lead-in / tail-after logic editorial.</text:p>
      <text:p text:style-name="P127"><text:bookmark text:name="_79lu43c56igw"/><text:soft-page-break/>Post-expansion merge rule</text:p>
      <text:p text:style-name="P24">If lead-in and tail-after expansion causes two clips to overlap or touch, they are merged into a single final clip.</text:p>
      <text:p text:style-name="P24">This avoids duplicated overlapping footage and keeps the final output clean.</text:p>
      <text:p text:style-name="P127"><text:bookmark text:name="_keu9ibjz97sd"/>Testing rule</text:p>
      <text:p text:style-name="P24">During testing and validation, lead-in and tail-after may be set to zero so that the underlying merge and refinement behavior can be inspected without editorial expansion masking errors.</text:p>
      <text:p text:style-name="P127"><text:bookmark text:name="_km4uq4sx8d4z"/>Design principles for Stage 6</text:p>
      <text:p text:style-name="P24">Stage 6 should follow these principles:</text:p>
      <text:list text:style-name="WWNum10">
        <text:list-item>
          <text:p text:style-name="P138">Stage 6 performs construction, not classification</text:p>
        </text:list-item>
        <text:list-item>
          <text:p text:style-name="P138">every final clip must contain at least one valid slice and may not be formed from boundary material alone</text:p>
        </text:list-item>
        <text:list-item>
          <text:p text:style-name="P138">boundary material may support a clip, but may not create one on its own</text:p>
        </text:list-item>
        <text:list-item>
          <text:p text:style-name="P138">merge decisions should be conservative</text:p>
        </text:list-item>
        <text:list-item>
          <text:p text:style-name="P138">lead-in and tail-after should be applied after pre-clips are formed</text:p>
        </text:list-item>
        <text:list-item>
          <text:p text:style-name="P138">overlapping expanded clips should merge into one final clip</text:p>
        </text:list-item>
      </text:list>
      <text:p text:style-name="P127"><text:bookmark text:name="_ja1m3u19hsxm"/>Placeholder tuning guidance</text:p>
      <text:p text:style-name="P24">The exact numeric parameters for Stage 6 are still tuning parameters, not final design truths.</text:p>
      <text:p text:style-name="P24">These include:</text:p>
      <text:list text:style-name="WWNum8">
        <text:list-item>
          <text:p text:style-name="P139">the maximum merge gap</text:p>
        </text:list-item>
        <text:list-item>
          <text:p text:style-name="P139">the lead-in duration</text:p>
        </text:list-item>
        <text:list-item>
          <text:p text:style-name="P139">the tail-after duration</text:p>
        </text:list-item>
      </text:list>
      <text:p text:style-name="P24">These values should be defined separately as tunable parameters, not embedded into the conceptual definition itself.</text:p>
      <text:p text:style-name="P24"><text:span text:style-name="T1">Implementation note:</text:span> Final clip boundaries should not extend beyond the actual start or end of the source footage.</text:p>
      <text:p text:style-name="P127"><text:bookmark text:name="_7airop6x1r9c"/>Open parameter questions</text:p>
      <text:p text:style-name="P24">The exact placeholder values still need to be chosen for:</text:p>
      <text:list text:style-name="WWNum16">
        <text:list-item>
          <text:p text:style-name="P140">maximum merge gap</text:p>
        </text:list-item>
        <text:list-item>
          <text:p text:style-name="P140">lead-in duration</text:p>
        </text:list-item>
        <text:list-item>
          <text:p text:style-name="P140">tail-after duration</text:p>
        </text:list-item>
      </text:list>
      <text:p text:style-name="P27">These are tuning parameters, not conceptual defini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top="0cm" fo:margin-bottom="0.141cm" style:contextual-spacing="false" fo:line-height="112%" fo:text-align="left" style:justify-single-word="false" fo:orphans="2" fo:widows="2" style:writing-mode="lr-tb"/>
      <style:text-properties style:font-name="Aptos" fo:font-family="Aptos" style:font-family-generic="roman" style:font-pitch="variable" fo:font-size="10.5pt" style:font-name-asian="Aptos1" style:font-family-asian="Aptos" style:font-family-generic-asian="system" style:font-pitch-asian="variable" style:font-size-asian="10.5pt"/>
    </style:style>
    <style:style style:name="Heading_20_1" style:display-name="Heading 1" style:family="paragraph" style:parent-style-name="normal" style:next-style-name="normal" style:class="chapter">
      <style:paragraph-properties fo:margin-top="0.423cm" fo:margin-bottom="0.141cm" style:contextual-spacing="false" fo:line-height="102%" fo:keep-together="always" fo:keep-with-next="always"/>
      <style:text-properties fo:color="#1f4e79" loext:opacity="100%" style:font-name="Aptos" fo:font-family="Aptos" style:font-family-generic="roman" style:font-pitch="variable" fo:font-size="14pt" fo:font-style="normal" fo:font-weight="bold" style:font-name-asian="Aptos1" style:font-family-asian="Aptos"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5pt" style:font-weight-complex="bold"/>
    </style:style>
    <style:style style:name="Heading_20_2" style:display-name="Heading 2" style:family="paragraph" style:parent-style-name="normal" style:next-style-name="normal" style:class="chapter">
      <style:paragraph-properties fo:margin-top="0.282cm" fo:margin-bottom="0.071cm" style:contextual-spacing="false" fo:line-height="102%" fo:keep-together="always" fo:keep-with-next="always"/>
      <style:text-properties fo:color="#2f5496" loext:opacity="100%" style:font-name="Aptos" fo:font-family="Aptos" style:font-family-generic="roman" style:font-pitch="variable" fo:font-size="11.5pt" fo:font-style="normal" fo:font-weight="bold" style:font-name-asian="Aptos1" style:font-family-asian="Aptos" style:font-family-generic-asian="system" style:font-pitch-asian="variable" style:font-size-asian="11.5pt" style:font-style-asian="normal"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normal" style:next-style-name="normal" style:class="chapter">
      <style:paragraph-properties fo:margin-top="0.212cm" fo:margin-bottom="0.071cm" style:contextual-spacing="false" fo:line-height="102%" fo:keep-together="always" fo:keep-with-next="always"/>
      <style:text-properties fo:color="#4472c4" loext:opacity="100%" style:font-name="Aptos" fo:font-family="Aptos" style:font-family-generic="roman" style:font-pitch="variable" fo:font-size="10.5pt" fo:font-style="normal" fo:font-weight="bold" style:font-name-asian="Aptos1" style:font-family-asian="Aptos" style:font-family-generic-asian="system" style:font-pitch-asian="variable" style:font-size-asian="10.5pt" style:font-style-asian="normal" style:font-weight-asian="bold" style:font-name-complex="Calibri1" style:font-family-complex="Calibri" style:font-family-generic-complex="system" style:font-pitch-complex="variable" style:font-size-complex="11pt" style:font-weight-complex="bold"/>
    </style:style>
    <style:style style:name="Heading_20_4" style:display-name="Heading 4" style:family="paragraph" style:parent-style-name="normal" style:next-style-name="normal" style:class="chapter">
      <style:paragraph-properties fo:margin-top="0.176cm" fo:margin-bottom="0.035cm" style:contextual-spacing="false" fo:line-height="100%" fo:keep-together="always" fo:keep-with-next="always"/>
      <style:text-properties fo:color="#505050" loext:opacity="100%" style:font-name="Aptos" fo:font-family="Aptos" style:font-family-generic="roman" style:font-pitch="variable" fo:font-size="10.5pt" fo:font-style="italic" fo:font-weight="bold" style:font-name-asian="Aptos1" style:font-family-asian="Aptos" style:font-family-generic-asian="system" style:font-pitch-asian="variable" style:font-size-asian="10.5pt" style:font-style-asian="italic" style:font-weight-asian="bold" style:font-name-complex="Calibri1" style:font-family-complex="Calibri" style:font-family-generic-complex="system" style:font-pitch-complex="variable" style:font-style-complex="italic" style:font-weight-complex="bold"/>
    </style:style>
    <style:style style:name="Heading_20_5" style:display-name="Heading 5"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Title" style:family="paragraph" style:parent-style-name="normal" style:next-style-name="normal" style:class="chapter">
      <style:paragraph-properties fo:margin-top="0cm" fo:margin-bottom="0.494cm" style:contextual-spacing="false" fo:line-height="100%" fo:text-align="left" style:justify-single-word="false" fo:padding-left="0cm" fo:padding-right="0cm" fo:padding-top="0cm" fo:padding-bottom="0.141cm" fo:border-left="none" fo:border-right="none" fo:border-top="none" fo:border-bottom="0.99pt solid #4f81bd" fo:keep-with-next="always"/>
      <style:text-properties fo:color="#1f4e79" loext:opacity="100%" style:font-name="Aptos Display" fo:font-family="'Aptos Display'" style:font-family-generic="roman" style:font-pitch="variable" fo:font-size="22pt" fo:font-weight="bold" style:font-name-asian="Aptos Display1" style:font-family-asian="'Aptos Display'" style:font-family-generic-asian="system" style:font-pitch-asian="variable" style:font-size-asian="22pt" style:font-weight-asian="bold" style:font-name-complex="Calibri1" style:font-family-complex="Calibri" style:font-family-generic-complex="system" style:font-pitch-complex="variable" style:font-size-complex="20pt" style:font-weight-complex="bold"/>
    </style:style>
    <style:style style:name="Subtitle" style:family="paragraph" style:parent-style-name="normal" style:next-style-name="normal" style:class="chapter">
      <style:text-properties fo:color="#4f81bd" loext:opacity="100%"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Noto Sans Symbols'" style:font-style-name="Regular" style:font-pitch="variable"/>
      </text:list-level-style-bullet>
      <text:list-level-style-bullet text:level="2" text:style-name="ListLabel_20_47"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56" loext:num-list-format="%2%" text:bullet-char="">
        <style:list-level-properties text:list-level-position-and-space-mode="label-alignment">
          <style:list-level-label-alignment text:label-followed-by="listtab"/>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032cm" fo:margin-bottom="2.032cm" fo:margin-left="2.286cm" fo:margin-right="2.286cm" style:writing-mode="lr-tb" style:layout-grid-color="#c0c0c0" style:layout-grid-lines="23876"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03T10:26:28.646141100</dc:date>
    <meta:editing-duration>PT6H32M12S</meta:editing-duration>
    <meta:editing-cycles>103</meta:editing-cycles>
    <meta:generator>LibreOffice/26.2.2.2$Windows_X86_64 LibreOffice_project/1f77d10d6938fd34972958f64b2bcfa54f8b1ba5</meta:generator>
    <meta:document-statistic meta:table-count="0" meta:image-count="0" meta:object-count="0" meta:page-count="32" meta:paragraph-count="777" meta:word-count="9521" meta:character-count="61048" meta:non-whitespace-character-count="52594"/>
  </office:meta>
</office:document-meta>
</file>